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5.19pt"/>
    </style:style>
    <style:style style:name="co2" style:family="table-column">
      <style:table-column-properties fo:break-before="auto" style:column-width="659.45pt"/>
    </style:style>
    <style:style style:name="co3" style:family="table-column">
      <style:table-column-properties fo:break-before="auto" style:column-width="215.6pt"/>
    </style:style>
    <style:style style:name="co4" style:family="table-column">
      <style:table-column-properties fo:break-before="auto" style:column-width="89.01pt"/>
    </style:style>
    <style:style style:name="co5" style:family="table-column">
      <style:table-column-properties fo:break-before="auto" style:column-width="275.81pt"/>
    </style:style>
    <style:style style:name="co6" style:family="table-column">
      <style:table-column-properties fo:break-before="auto" style:column-width="557.6pt"/>
    </style:style>
    <style:style style:name="co7" style:family="table-column">
      <style:table-column-properties fo:break-before="auto" style:column-width="39.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90.54pt"/>
    </style:style>
    <style:style style:name="co10" style:family="table-column">
      <style:table-column-properties fo:break-before="auto" style:column-width="680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m32f429v_wi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TM32F429VETx_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ackage_QFP:LQFP-100_14x14mm_P0.5mm</text:p>
          </table:table-cell>
          <table:table-cell office:value-type="string" calcext:value-type="string">
            <text:p>STM32F429VETx</text:p>
          </table:table-cell>
          <table:table-cell office:value-type="string" calcext:value-type="string">
            <text:p>https://www.st.com/resource/en/datasheet/stm32f429ng.pdf</text:p>
          </table:table-cell>
          <table:table-cell office:value-type="string" calcext:value-type="string">
            <text:p>ARM Cortex-M4 MCU, 512KB flash, 192KB RAM, 180MHz, 1.8-3.6V, 82 GPIO, LQFP-100 14x14mm. Ref. Man : RM0090</text:p>
          </table:table-cell>
          <table:table-cell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Hidde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0/WKUP/TIM2_CH1/TIM2_ETR/TIM5_CH1/TIM8_ETR/USART2_CTS/UART4_TX/ETH_MII_CRS/ADC123_IN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/TIM2_CH2/TIM5_CH2/USART2_RTS/UART4_RX/ETH_MII_RX_CLK/ETH_RMII_REF_CLK/ADC123_IN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2/TIM2_CH3/TIM5_CH3/TIM9_CH1/USART2_TX/ETH_MDIO/ADC123_IN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3/TIM2_CH4/TIM5_CH4/TIM9_CH2/USART2_RX/OTG_HS_ULPI_D0/ETH_MII_COL/LCD_B5/ADC123_IN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4(3V)/SPI1_NSS/SPI3_NSS/I2S3_WS/USART2_CK/OTG_HS_SOF/DCMI_HSYNC/LCD_VSYNC/ADC12_IN4/DAC_OUT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5(3V)/TIM2_CH1/TIM2_ETR/TIM8_CH1N/SPI1_SCK/OTG_HS_ULPI_CK/ADC12_IN5/DAC_OUT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6/TIM1_BKIN/TIM3_CH1/TIM8_BKIN/SPI1_MISO/TIM13_CH1/DCMI_PIXCLK/LCD_G2/ADC12_IN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7/TIM1_CH1N/TIM3_CH2/TIM8_CH1N/SPI1_MOSI/TIM14_CH1/ETH_MII_RX_DV/ETH_RMII_CRS_DV/ADC12_IN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A8/MCO1/TIM1_CH1/I2C3_SCL/USART1_CK/OTG_FS_SOF/LCD_R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A9/TIM1_CH2/I2C3_SMBA/USART1_TX/DCMI_D0/OTG_FS_VBU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A10/TIM1_CH3/USART1_RX/OTG_FS_ID/DCMI_D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A11/TIM1_CH4/USART1_CTS/CAN1_RX/LCD_R4/OTG_FS_DM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A12/TIM1_ETR/USART1_RTS/CAN1_TX/LCD_R5/OTG_FS_DP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A13/JTMS-SWDIO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A14/JTCK-SWCL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A15/JTDI/TIM2_CH1/TIM2_ETR/SPI1_NSS/SPI3_NSS/I2S3_W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B0/TIM1_CH2N/TIM3_CH3/TIM8_CH2N/LCD_R3/OTG_HS_ULPI_D1/ETH_MII_RXD2/ADC12_IN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B1/TIM1_CH3N/TIM3_CH4/TIM8_CH3N/LCD_R6/OTG_HS_ULPI_D2/ETH_MII_RXD3/ADC12_IN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B2/BOOT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B3/JTDO/TRACESWO/TIM2_CH2/SPI1_SCK/SPI3_SCK/I2S3_C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B4/NJTRST/TIM3_CH1/SPI1_MISO/SPI3_MISO/I2S3ext_SD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B5/TIM3_CH2/I2C1_SMBA/SPI1_MOSI/SPI3_MOSI/I2S3_SD/CAN2_RX/OTG_HS_ULPI_D7/ETH_PPS_OUT/FMC_SDCKE1/DCMI_D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B6/TIM4_CH1/I2C1_SCL/USART1_TX/CAN2_TX/FMC_SDNE1/DCMI_D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B7/TIM4_CH2/I2C1_SDA/USART1_RX/FMC_NL/DCMI_VSYNC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B8/TIM4_CH3/TIM10_CH1/I2C1_SCL/CAN1_RX/ETH_MII_TXD3/SDIO_D4/DCMI_D6/LCD_B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B9/TIM4_CH4/TIM11_CH1/I2C1_SDA/SPI2_NSS/I2S2_WS/CAN1_TX/SDIO_D5/DCMI_D7/LCD_B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10/TIM2_CH3/I2C2_SCL/SPI2_SCK/I2S2_CK/USART3_TX/OTG_HS_ULPI_D3/ETH_MII_RX_ER/LCD_G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11/TIM2_CH4/I2C2_SDA/USART3_RX/OTG_HS_ULPI_D4/ETH_MII_TX_EN/ETH_RMII_TX_EN/LCD_G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B12/TIM1_BKIN/I2C2_SMBA/SPI2_NSS/I2S2_WS/USART3_CK/CAN2_RX/OTG_HS_ULPI_D5/ETH_MII_TXD0/ETH_RMII_TXD0/OTG_HS_ID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B13/TIM1_CH1N/SPI2_SCK/I2S2_CK/USART3_CTS/CAN2_TX/OTG_HS_ULPI_D6/ETH_MII_TXD1/ETH_RMII_TXD1/OTG_HS_VBU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B14/TIM1_CH2N/TIM8_CH2N/SPI2_MISO/I2S2ext_SD/USART3_RTS/TIM12_CH1/OTG_HS_DM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B15/RTC_REFIN/TIM1_CH3N/TIM8_CH3N/SPI2_MOSI/I2S2_SD/TIM12_CH2/OTG_HS_DP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C0/FMC_SDNWE/OTG_HS_ULPI_STP/ADC123_IN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C1/ETH_MDC/ADC123_IN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C2//FMC_SDNE0/ETH_MII_TXD2/OTG_HS_ULPI_DIR/SPI2_MISO/I2S2ext_SD/ADC123_IN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C3/FMC_SDCKE0/ETH_MII_TX_CLK/OTG_HS_ULPI_NXT/SPI2_MOSI/I2S2_SD/ADC123_IN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C4/ETH_RMII_RXD0/ETH_MII_RXD0/ADC12_IN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C5/ETH_RMII_RXD1/ETH_MII_RXD1/ADC12_IN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C6/LCD_HSYNC/DCMI_D0/SDIO_D6/USART6_TX/I2S2_MCK/TIM8_CH1/TIM3_CH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C7/LCD_G6/DCMI_D1/SDIO_D7/USART6_RX/I2S3_MCK/TIM8_CH2/TIM3_CH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C8/DCMI_D2/SDIO_D0/USART6_CK/TIM8_CH3/TIM3_CH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C9/DCMI_D3/SDIO_D1/I2S_CKIN/I2C3_SDA/TIM8_CH4/TIM3_CH4/MCO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C10/LCD_R2/DCMI_D8/SDIO_D2/UART4_TX/USART3_TX/I2S3_CK/SPI3_SC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C11/DCMI_D4/SDIO_D3/UART4_RX/USART3_RX/SPI3_MISO/I2S3ext_SD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C12/DCMI_D9/SDIO_CK/UART5_TX/USART3_CK/I2S3_SD/SPI3_MOSI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13/TAMP_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C14/OSC32_IN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C15/OSC32_OUT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D0/FMC_D2/CAN1_RX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D1/FMC_D3/CAN1_TX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D2/DCMI_D11/SDIO_CMD/UART5_RX/TIM3_ETR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D3/LCD_G7/DCMI_D5/FMC_CLK/USART2_CTS/I2S2_CK/SPI2_SC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D4/FMC_NOE/USART2_RT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D5/FMC_NWE/USART2_TX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D6/LCD_B2/DCMI_D10/FMC_NWAIT/USART2_RX/SAI1_SD_A/I2S3_SD/SPI3_MOSI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D7/FMC_NCE2/FMC_NE1/USART2_C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D8/FMC_D13/USART3_TX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D9/FMC_D14/USART3_RX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D10/LCD_B3/FMC_D15/USART3_C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D11/FMC_A16/USART3_CT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D12/FMC_A17/USART3_RTS/TIM4_CH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D13/FMC_A18/TIM4_CH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D14/FMC_D0/TIM4_CH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D15/FMC_D1/TIM4_CH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H0/OSC_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H1/OSC_OU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E0/DCMI_D2/FMC_NBL0/UART8_RX/TIM4_ETR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E1/DCMI_D3/FMC_NBL1/UART8_Tx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2/FMC_A23/ETH_MII_TXD3/SAI1_MCLK_A/SPI4_SCK/TRACECL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3/FMC_A19/SAI1_SD_B/TRACED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4/LCD_B0/DCMI_D4/FMC_A20/SAI1_FS_A/SPI4_NSS/TRACED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5/LCD_G0/DCMI_D6/FMC_A21/SAI1_SCK_A/SPI4_MISO/TIM9_CH1/TRACED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6/LCD_G1/DCMI_D7/FMC_A22/SAI1_SD_A/SPI4_MOSI/TIM9_CH2/TRACED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E7/FMC_D4/UART7_Rx/TIM1_ETR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E8/FMC_D5/UART7_Tx/TIM1_CH1N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E9/FMC_D6/TIM1_CH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E10/FMC_D7/TIM1_CH2N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E11/LCD_G3/FMC_D8/SPI4_NSS/TIM1_CH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E12/LCD_B4/FMC_D9/SPI4_SCK/TIM1_CH3N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E13/LCD_DE/FMC_D10/SPI4_MISO/TIM1_CH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E14/LCD_CLK/FMC_D11/SPI4_MOSI/TIM1_CH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E15/LCD_R7/FMC_D12/TIM1_BKIN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REF+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VCAP_1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VCAP_2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M32F429VETx_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ackage_QFP:LQFP-100_14x14mm_P0.5mm</text:p>
          </table:table-cell>
          <table:table-cell office:value-type="string" calcext:value-type="string">
            <text:p>STM32F429VETx</text:p>
          </table:table-cell>
          <table:table-cell office:value-type="string" calcext:value-type="string">
            <text:p>https://www.st.com/resource/en/datasheet/stm32f429ng.pdf</text:p>
          </table:table-cell>
          <table:table-cell office:value-type="string" calcext:value-type="string">
            <text:p>ARM Cortex-M4 MCU, 512KB flash, 192KB RAM, 180MHz, 1.8-3.6V, 82 GPIO, LQFP-100 14x14mm. Ref. Man : RM0090</text:p>
          </table:table-cell>
          <table:table-cell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Hidde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DC123_IN0/ETH_MII_CRS/UART4_TX/USART2_CTS/TIM8_ETR/TIM5_CH1/TIM2_ETR/TIM2_CH1/WKUP/PA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DC123_IN1/ETH_RMII_REF_CLK/ETH_MII_RX_CLK/UART4_RX/USART2_RTS/TIM5_CH2/TIM2_CH2/PA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DC123_IN2/ETH_MDIO/USART2_TX/TIM9_CH1/TIM5_CH3/TIM2_CH3/PA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DC123_IN3/LCD_B5/ETH_MII_COL/OTG_HS_ULPI_D0/USART2_RX/TIM9_CH2/TIM5_CH4/TIM2_CH4/PA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AC_OUT1/ADC12_IN4/LCD_VSYNC/DCMI_HSYNC/OTG_HS_SOF/USART2_CK/I2S3_WS/SPI3_NSS/SPI1_NSS/(3V)PA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C_OUT2/ADC12_IN5/OTG_HS_ULPI_CK/SPI1_SCK/TIM8_CH1N/TIM2_ETR/TIM2_CH1/(3V)PA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DC12_IN6/LCD_G2/DCMI_PIXCLK/TIM13_CH1/SPI1_MISO/TIM8_BKIN/TIM3_CH1/TIM1_BKIN/PA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DC12_IN7/ETH_RMII_CRS_DV/ETH_MII_RX_DV/TIM14_CH1/SPI1_MOSI/TIM8_CH1N/TIM3_CH2/TIM1_CH1N/PA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CD_R6/OTG_FS_SOF/USART1_CK/I2C3_SCL/TIM1_CH1/MCO1/PA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OTG_FS_VBUS/DCMI_D0/USART1_TX/I2C3_SMBA/TIM1_CH2/PA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CMI_D1/OTG_FS_ID/USART1_RX/TIM1_CH3/PA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OTG_FS_DM/LCD_R4/CAN1_RX/USART1_CTS/TIM1_CH4/PA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OTG_FS_DP/LCD_R5/CAN1_TX/USART1_RTS/TIM1_ETR/PA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JTMS-SWDIO/PA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JTCK-SWCLK/PA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2S3_WS/SPI3_NSS/SPI1_NSS/TIM2_ETR/TIM2_CH1/JTDI/PA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DC12_IN8/ETH_MII_RXD2/OTG_HS_ULPI_D1/LCD_R3/TIM8_CH2N/TIM3_CH3/TIM1_CH2N/PB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DC12_IN9/ETH_MII_RXD3/OTG_HS_ULPI_D2/LCD_R6/TIM8_CH3N/TIM3_CH4/TIM1_CH3N/PB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OOT1/PB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2S3_CK/SPI3_SCK/SPI1_SCK/TIM2_CH2/TRACESWO/JTDO/PB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2S3ext_SD/SPI3_MISO/SPI1_MISO/TIM3_CH1/NJTRST/PB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CMI_D10/FMC_SDCKE1/ETH_PPS_OUT/OTG_HS_ULPI_D7/CAN2_RX/I2S3_SD/SPI3_MOSI/SPI1_MOSI/I2C1_SMBA/TIM3_CH2/PB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CMI_D5/FMC_SDNE1/CAN2_TX/USART1_TX/I2C1_SCL/TIM4_CH1/PB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DCMI_VSYNC/FMC_NL/USART1_RX/I2C1_SDA/TIM4_CH2/PB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CD_B6/DCMI_D6/SDIO_D4/ETH_MII_TXD3/CAN1_RX/I2C1_SCL/TIM10_CH1/TIM4_CH3/PB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LCD_B7/DCMI_D7/SDIO_D5/CAN1_TX/I2S2_WS/SPI2_NSS/I2C1_SDA/TIM11_CH1/TIM4_CH4/PB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CD_G4/ETH_MII_RX_ER/OTG_HS_ULPI_D3/USART3_TX/I2S2_CK/SPI2_SCK/I2C2_SCL/TIM2_CH3/PB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CD_G5/ETH_RMII_TX_EN/ETH_MII_TX_EN/OTG_HS_ULPI_D4/USART3_RX/I2C2_SDA/TIM2_CH4/PB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OTG_HS_ID/ETH_RMII_TXD0/ETH_MII_TXD0/OTG_HS_ULPI_D5/CAN2_RX/USART3_CK/I2S2_WS/SPI2_NSS/I2C2_SMBA/TIM1_BKIN/PB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TG_HS_VBUS/ETH_RMII_TXD1/ETH_MII_TXD1/OTG_HS_ULPI_D6/CAN2_TX/USART3_CTS/I2S2_CK/SPI2_SCK/TIM1_CH1N/PB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OTG_HS_DM/TIM12_CH1/USART3_RTS/I2S2ext_SD/SPI2_MISO/TIM8_CH2N/TIM1_CH2N/PB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TG_HS_DP/TIM12_CH2/I2S2_SD/SPI2_MOSI/TIM8_CH3N/TIM1_CH3N/RTC_REFIN/PB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DC123_IN10/OTG_HS_ULPI_STP/FMC_SDNWE/PC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DC123_IN11/ETH_MDC/PC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C123_IN12/SPI2_MISO/I2S2ext_SD/OTG_HS_ULPI_DIR/ETH_MII_TXD2/FMC_SDNE0/PC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DC123_IN13/SPI2_MOSI/I2S2_SD/OTG_HS_ULPI_NXT/ETH_MII_TX_CLK/FMC_SDCKE0/PC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DC12_IN14/ETH_MII_RXD0/ETH_RMII_RXD0/PC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DC12_IN15/ETH_MII_RXD1/ETH_RMII_RXD1/PC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IM3_CH1/TIM8_CH1/I2S2_MCK/USART6_TX/SDIO_D6/DCMI_D0/LCD_HSYNC/PC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IM3_CH2/TIM8_CH2/I2S3_MCK/USART6_RX/SDIO_D7/DCMI_D1/LCD_G6/PC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IM3_CH3/TIM8_CH3/USART6_CK/SDIO_D0/DCMI_D2/PC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CO2/TIM3_CH4/TIM8_CH4/I2C3_SDA/I2S_CKIN/SDIO_D1/DCMI_D3/PC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PI3_SCK/I2S3_CK/USART3_TX/UART4_TX/SDIO_D2/DCMI_D8/LCD_R2/PC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2S3ext_SD/SPI3_MISO/USART3_RX/UART4_RX/SDIO_D3/DCMI_D4/PC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PI3_MOSI/I2S3_SD/USART3_CK/UART5_TX/SDIO_CK/DCMI_D9/PC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MP_1/PC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SC32_IN/PC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SC32_OUT/PC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AN1_RX/FMC_D2/PD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AN1_TX/FMC_D3/PD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IM3_ETR/UART5_RX/SDIO_CMD/DCMI_D11/PD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PI2_SCK/I2S2_CK/USART2_CTS/FMC_CLK/DCMI_D5/LCD_G7/PD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USART2_RTS/FMC_NOE/PD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USART2_TX/FMC_NWE/PD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PI3_MOSI/I2S3_SD/SAI1_SD_A/USART2_RX/FMC_NWAIT/DCMI_D10/LCD_B2/PD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USART2_CK/FMC_NE1/FMC_NCE2/PD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USART3_TX/FMC_D13/PD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USART3_RX/FMC_D14/PD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USART3_CK/FMC_D15/LCD_B3/PD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USART3_CTS/FMC_A16/PD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IM4_CH1/USART3_RTS/FMC_A17/PD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IM4_CH2/FMC_A18/PD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IM4_CH3/FMC_D0/PD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IM4_CH4/FMC_D1/PD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SC_IN/PH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SC_OUT/PH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IM4_ETR/UART8_RX/FMC_NBL0/DCMI_D2/PE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UART8_Tx/FMC_NBL1/DCMI_D3/PE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ACECLK/SPI4_SCK/SAI1_MCLK_A/ETH_MII_TXD3/FMC_A23/PE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ACED0/SAI1_SD_B/FMC_A19/PE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ACED1/SPI4_NSS/SAI1_FS_A/FMC_A20/DCMI_D4/LCD_B0/PE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ACED2/TIM9_CH1/SPI4_MISO/SAI1_SCK_A/FMC_A21/DCMI_D6/LCD_G0/PE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ACED3/TIM9_CH2/SPI4_MOSI/SAI1_SD_A/FMC_A22/DCMI_D7/LCD_G1/PE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IM1_ETR/UART7_Rx/FMC_D4/PE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IM1_CH1N/UART7_Tx/FMC_D5/PE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IM1_CH1/FMC_D6/PE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IM1_CH2N/FMC_D7/PE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IM1_CH2/SPI4_NSS/FMC_D8/LCD_G3/PE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IM1_CH3N/SPI4_SCK/FMC_D9/LCD_B4/PE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IM1_CH3/SPI4_MISO/FMC_D10/LCD_DE/PE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IM1_CH4/SPI4_MOSI/FMC_D11/LCD_CLK/PE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IM1_BKIN/FMC_D12/LCD_R7/PE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REF+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VCAP_1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VCAP_2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STM32F429VGTx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ackage_QFP:LQFP-100_14x14mm_P0.5mm</text:p>
          </table:table-cell>
          <table:table-cell office:value-type="string" calcext:value-type="string">
            <text:p>STM32F429VGTx</text:p>
          </table:table-cell>
          <table:table-cell office:value-type="string" calcext:value-type="string">
            <text:p>https://www.st.com/resource/en/datasheet/stm32f429ng.pdf</text:p>
          </table:table-cell>
          <table:table-cell office:value-type="string" calcext:value-type="string">
            <text:p>ARM Cortex-M4 MCU, 1024KB flash, 192KB RAM, 180MHz, 1.8-3.6V, 82 GPIO, LQFP-100 14x14mm. Ref. Man : RM0090</text:p>
          </table:table-cell>
          <table:table-cell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Hidde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0/WKUP/TIM2_CH1/TIM2_ETR/TIM5_CH1/TIM8_ETR/USART2_CTS/UART4_TX/ETH_MII_CRS/ADC123_IN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/TIM2_CH2/TIM5_CH2/USART2_RTS/UART4_RX/ETH_MII_RX_CLK/ETH_RMII_REF_CLK/ADC123_IN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2/TIM2_CH3/TIM5_CH3/TIM9_CH1/USART2_TX/ETH_MDIO/ADC123_IN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3/TIM2_CH4/TIM5_CH4/TIM9_CH2/USART2_RX/OTG_HS_ULPI_D0/ETH_MII_COL/LCD_B5/ADC123_IN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4(3V)/SPI1_NSS/SPI3_NSS/I2S3_WS/USART2_CK/OTG_HS_SOF/DCMI_HSYNC/LCD_VSYNC/ADC12_IN4/DAC_OUT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5(3V)/TIM2_CH1/TIM2_ETR/TIM8_CH1N/SPI1_SCK/OTG_HS_ULPI_CK/ADC12_IN5/DAC_OUT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6/TIM1_BKIN/TIM3_CH1/TIM8_BKIN/SPI1_MISO/TIM13_CH1/DCMI_PIXCLK/LCD_G2/ADC12_IN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7/TIM1_CH1N/TIM3_CH2/TIM8_CH1N/SPI1_MOSI/TIM14_CH1/ETH_MII_RX_DV/ETH_RMII_CRS_DV/ADC12_IN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A8/MCO1/TIM1_CH1/I2C3_SCL/USART1_CK/OTG_FS_SOF/LCD_R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A9/TIM1_CH2/I2C3_SMBA/USART1_TX/DCMI_D0/OTG_FS_VBU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A10/TIM1_CH3/USART1_RX/OTG_FS_ID/DCMI_D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A11/TIM1_CH4/USART1_CTS/CAN1_RX/LCD_R4/OTG_FS_DM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A12/TIM1_ETR/USART1_RTS/CAN1_TX/LCD_R5/OTG_FS_DP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A13/JTMS-SWDIO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A14/JTCK-SWCL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A15/JTDI/TIM2_CH1/TIM2_ETR/SPI1_NSS/SPI3_NSS/I2S3_W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B0/TIM1_CH2N/TIM3_CH3/TIM8_CH2N/LCD_R3/OTG_HS_ULPI_D1/ETH_MII_RXD2/ADC12_IN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B1/TIM1_CH3N/TIM3_CH4/TIM8_CH3N/LCD_R6/OTG_HS_ULPI_D2/ETH_MII_RXD3/ADC12_IN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B2/BOOT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B3/JTDO/TRACESWO/TIM2_CH2/SPI1_SCK/SPI3_SCK/I2S3_C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B4/NJTRST/TIM3_CH1/SPI1_MISO/SPI3_MISO/I2S3ext_SD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B5/TIM3_CH2/I2C1_SMBA/SPI1_MOSI/SPI3_MOSI/I2S3_SD/CAN2_RX/OTG_HS_ULPI_D7/ETH_PPS_OUT/FMC_SDCKE1/DCMI_D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B6/TIM4_CH1/I2C1_SCL/USART1_TX/CAN2_TX/FMC_SDNE1/DCMI_D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B7/TIM4_CH2/I2C1_SDA/USART1_RX/FMC_NL/DCMI_VSYNC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B8/TIM4_CH3/TIM10_CH1/I2C1_SCL/CAN1_RX/ETH_MII_TXD3/SDIO_D4/DCMI_D6/LCD_B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B9/TIM4_CH4/TIM11_CH1/I2C1_SDA/SPI2_NSS/I2S2_WS/CAN1_TX/SDIO_D5/DCMI_D7/LCD_B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10/TIM2_CH3/I2C2_SCL/SPI2_SCK/I2S2_CK/USART3_TX/OTG_HS_ULPI_D3/ETH_MII_RX_ER/LCD_G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11/TIM2_CH4/I2C2_SDA/USART3_RX/OTG_HS_ULPI_D4/ETH_MII_TX_EN/ETH_RMII_TX_EN/LCD_G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B12/TIM1_BKIN/I2C2_SMBA/SPI2_NSS/I2S2_WS/USART3_CK/CAN2_RX/OTG_HS_ULPI_D5/ETH_MII_TXD0/ETH_RMII_TXD0/OTG_HS_ID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B13/TIM1_CH1N/SPI2_SCK/I2S2_CK/USART3_CTS/CAN2_TX/OTG_HS_ULPI_D6/ETH_MII_TXD1/ETH_RMII_TXD1/OTG_HS_VBU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B14/TIM1_CH2N/TIM8_CH2N/SPI2_MISO/I2S2ext_SD/USART3_RTS/TIM12_CH1/OTG_HS_DM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B15/RTC_REFIN/TIM1_CH3N/TIM8_CH3N/SPI2_MOSI/I2S2_SD/TIM12_CH2/OTG_HS_DP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DC123_IN10/OTG_HS_ULPI_STP/FMC_SDNWE/PC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DC123_IN11/ETH_MDC/PC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C123_IN12/SPI2_MISO/I2S2ext_SD/OTG_HS_ULPI_DIR/ETH_MII_TXD2/FMC_SDNE0/PC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DC123_IN13/SPI2_MOSI/I2S2_SD/OTG_HS_ULPI_NXT/ETH_MII_TX_CLK/FMC_SDCKE0/PC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DC12_IN14/ETH_MII_RXD0/ETH_RMII_RXD0/PC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DC12_IN15/ETH_MII_RXD1/ETH_RMII_RXD1/PC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IM3_CH1/TIM8_CH1/I2S2_MCK/USART6_TX/SDIO_D6/DCMI_D0/LCD_HSYNC/PC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IM3_CH2/TIM8_CH2/I2S3_MCK/USART6_RX/SDIO_D7/DCMI_D1/LCD_G6/PC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IM3_CH3/TIM8_CH3/USART6_CK/SDIO_D0/DCMI_D2/PC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CO2/TIM3_CH4/TIM8_CH4/I2C3_SDA/I2S_CKIN/SDIO_D1/DCMI_D3/PC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PI3_SCK/I2S3_CK/USART3_TX/UART4_TX/SDIO_D2/DCMI_D8/LCD_R2/PC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2S3ext_SD/SPI3_MISO/USART3_RX/UART4_RX/SDIO_D3/DCMI_D4/PC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PI3_MOSI/I2S3_SD/USART3_CK/UART5_TX/SDIO_CK/DCMI_D9/PC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MP_1/PC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SC32_IN/PC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SC32_OUT/PC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AN1_RX/FMC_D2/PD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AN1_TX/FMC_D3/PD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IM3_ETR/UART5_RX/SDIO_CMD/DCMI_D11/PD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PI2_SCK/I2S2_CK/USART2_CTS/FMC_CLK/DCMI_D5/LCD_G7/PD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USART2_RTS/FMC_NOE/PD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USART2_TX/FMC_NWE/PD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PI3_MOSI/I2S3_SD/SAI1_SD_A/USART2_RX/FMC_NWAIT/DCMI_D10/LCD_B2/PD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USART2_CK/FMC_NE1/FMC_NCE2/PD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USART3_TX/FMC_D13/PD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USART3_RX/FMC_D14/PD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USART3_CK/FMC_D15/LCD_B3/PD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USART3_CTS/FMC_A16/PD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IM4_CH1/USART3_RTS/FMC_A17/PD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IM4_CH2/FMC_A18/PD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IM4_CH3/FMC_D0/PD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IM4_CH4/FMC_D1/PD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H0/OSC_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H1/OSC_OU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IM4_ETR/UART8_RX/FMC_NBL0/DCMI_D2/PE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UART8_Tx/FMC_NBL1/DCMI_D3/PE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ACECLK/SPI4_SCK/SAI1_MCLK_A/ETH_MII_TXD3/FMC_A23/PE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ACED0/SAI1_SD_B/FMC_A19/PE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ACED1/SPI4_NSS/SAI1_FS_A/FMC_A20/DCMI_D4/LCD_B0/PE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ACED2/TIM9_CH1/SPI4_MISO/SAI1_SCK_A/FMC_A21/DCMI_D6/LCD_G0/PE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ACED3/TIM9_CH2/SPI4_MOSI/SAI1_SD_A/FMC_A22/DCMI_D7/LCD_G1/PE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IM1_ETR/UART7_Rx/FMC_D4/PE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IM1_CH1N/UART7_Tx/FMC_D5/PE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IM1_CH1/FMC_D6/PE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IM1_CH2N/FMC_D7/PE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IM1_CH2/SPI4_NSS/FMC_D8/LCD_G3/PE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IM1_CH3N/SPI4_SCK/FMC_D9/LCD_B4/PE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IM1_CH3/SPI4_MISO/FMC_D10/LCD_DE/PE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IM1_CH4/SPI4_MOSI/FMC_D11/LCD_CLK/PE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IM1_BKIN/FMC_D12/LCD_R7/PE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REF+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VCAP_1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VCAP_2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M32F429VITx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ackage_QFP:LQFP-100_14x14mm_P0.5mm</text:p>
          </table:table-cell>
          <table:table-cell office:value-type="string" calcext:value-type="string">
            <text:p>STM32F429VITx</text:p>
          </table:table-cell>
          <table:table-cell office:value-type="string" calcext:value-type="string">
            <text:p>https://www.st.com/resource/en/datasheet/stm32f429ng.pdf</text:p>
          </table:table-cell>
          <table:table-cell office:value-type="string" calcext:value-type="string">
            <text:p>ARM Cortex-M4 MCU, 2048KB flash, 192KB RAM, 180MHz, 1.8-3.6V, 82 GPIO, LQFP-100 14x14mm. Ref. Man : RM0090</text:p>
          </table:table-cell>
          <table:table-cell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Hidde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0/WKUP/TIM2_CH1/TIM2_ETR/TIM5_CH1/TIM8_ETR/USART2_CTS/UART4_TX/ETH_MII_CRS/ADC123_IN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/TIM2_CH2/TIM5_CH2/USART2_RTS/UART4_RX/ETH_MII_RX_CLK/ETH_RMII_REF_CLK/ADC123_IN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2/TIM2_CH3/TIM5_CH3/TIM9_CH1/USART2_TX/ETH_MDIO/ADC123_IN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3/TIM2_CH4/TIM5_CH4/TIM9_CH2/USART2_RX/OTG_HS_ULPI_D0/ETH_MII_COL/LCD_B5/ADC123_IN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4(3V)/SPI1_NSS/SPI3_NSS/I2S3_WS/USART2_CK/OTG_HS_SOF/DCMI_HSYNC/LCD_VSYNC/ADC12_IN4/DAC_OUT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5(3V)/TIM2_CH1/TIM2_ETR/TIM8_CH1N/SPI1_SCK/OTG_HS_ULPI_CK/ADC12_IN5/DAC_OUT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6/TIM1_BKIN/TIM3_CH1/TIM8_BKIN/SPI1_MISO/TIM13_CH1/DCMI_PIXCLK/LCD_G2/ADC12_IN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7/TIM1_CH1N/TIM3_CH2/TIM8_CH1N/SPI1_MOSI/TIM14_CH1/ETH_MII_RX_DV/ETH_RMII_CRS_DV/ADC12_IN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A8/MCO1/TIM1_CH1/I2C3_SCL/USART1_CK/OTG_FS_SOF/LCD_R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A9/TIM1_CH2/I2C3_SMBA/USART1_TX/DCMI_D0/OTG_FS_VBU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A10/TIM1_CH3/USART1_RX/OTG_FS_ID/DCMI_D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A11/TIM1_CH4/USART1_CTS/CAN1_RX/LCD_R4/OTG_FS_DM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A12/TIM1_ETR/USART1_RTS/CAN1_TX/LCD_R5/OTG_FS_DP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A13/JTMS-SWDIO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A14/JTCK-SWCL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A15/JTDI/TIM2_CH1/TIM2_ETR/SPI1_NSS/SPI3_NSS/I2S3_W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B0/TIM1_CH2N/TIM3_CH3/TIM8_CH2N/LCD_R3/OTG_HS_ULPI_D1/ETH_MII_RXD2/ADC12_IN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B1/TIM1_CH3N/TIM3_CH4/TIM8_CH3N/LCD_R6/OTG_HS_ULPI_D2/ETH_MII_RXD3/ADC12_IN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B2/BOOT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B3/JTDO/TRACESWO/TIM2_CH2/SPI1_SCK/SPI3_SCK/I2S3_C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B4/NJTRST/TIM3_CH1/SPI1_MISO/SPI3_MISO/I2S3ext_SD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B5/TIM3_CH2/I2C1_SMBA/SPI1_MOSI/SPI3_MOSI/I2S3_SD/CAN2_RX/OTG_HS_ULPI_D7/ETH_PPS_OUT/FMC_SDCKE1/DCMI_D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B6/TIM4_CH1/I2C1_SCL/USART1_TX/CAN2_TX/FMC_SDNE1/DCMI_D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B7/TIM4_CH2/I2C1_SDA/USART1_RX/FMC_NL/DCMI_VSYNC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B8/TIM4_CH3/TIM10_CH1/I2C1_SCL/CAN1_RX/ETH_MII_TXD3/SDIO_D4/DCMI_D6/LCD_B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B9/TIM4_CH4/TIM11_CH1/I2C1_SDA/SPI2_NSS/I2S2_WS/CAN1_TX/SDIO_D5/DCMI_D7/LCD_B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10/TIM2_CH3/I2C2_SCL/SPI2_SCK/I2S2_CK/USART3_TX/OTG_HS_ULPI_D3/ETH_MII_RX_ER/LCD_G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11/TIM2_CH4/I2C2_SDA/USART3_RX/OTG_HS_ULPI_D4/ETH_MII_TX_EN/ETH_RMII_TX_EN/LCD_G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B12/TIM1_BKIN/I2C2_SMBA/SPI2_NSS/I2S2_WS/USART3_CK/CAN2_RX/OTG_HS_ULPI_D5/ETH_MII_TXD0/ETH_RMII_TXD0/OTG_HS_ID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B13/TIM1_CH1N/SPI2_SCK/I2S2_CK/USART3_CTS/CAN2_TX/OTG_HS_ULPI_D6/ETH_MII_TXD1/ETH_RMII_TXD1/OTG_HS_VBU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B14/TIM1_CH2N/TIM8_CH2N/SPI2_MISO/I2S2ext_SD/USART3_RTS/TIM12_CH1/OTG_HS_DM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B15/RTC_REFIN/TIM1_CH3N/TIM8_CH3N/SPI2_MOSI/I2S2_SD/TIM12_CH2/OTG_HS_DP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DC123_IN10/OTG_HS_ULPI_STP/FMC_SDNWE/PC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DC123_IN11/ETH_MDC/PC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C123_IN12/SPI2_MISO/I2S2ext_SD/OTG_HS_ULPI_DIR/ETH_MII_TXD2/FMC_SDNE0/PC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DC123_IN13/SPI2_MOSI/I2S2_SD/OTG_HS_ULPI_NXT/ETH_MII_TX_CLK/FMC_SDCKE0/PC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DC12_IN14/ETH_MII_RXD0/ETH_RMII_RXD0/PC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DC12_IN15/ETH_MII_RXD1/ETH_RMII_RXD1/PC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IM3_CH1/TIM8_CH1/I2S2_MCK/USART6_TX/SDIO_D6/DCMI_D0/LCD_HSYNC/PC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IM3_CH2/TIM8_CH2/I2S3_MCK/USART6_RX/SDIO_D7/DCMI_D1/LCD_G6/PC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IM3_CH3/TIM8_CH3/USART6_CK/SDIO_D0/DCMI_D2/PC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CO2/TIM3_CH4/TIM8_CH4/I2C3_SDA/I2S_CKIN/SDIO_D1/DCMI_D3/PC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PI3_SCK/I2S3_CK/USART3_TX/UART4_TX/SDIO_D2/DCMI_D8/LCD_R2/PC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2S3ext_SD/SPI3_MISO/USART3_RX/UART4_RX/SDIO_D3/DCMI_D4/PC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PI3_MOSI/I2S3_SD/USART3_CK/UART5_TX/SDIO_CK/DCMI_D9/PC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MP_1/PC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SC32_IN/PC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SC32_OUT/PC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AN1_RX/FMC_D2/PD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AN1_TX/FMC_D3/PD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IM3_ETR/UART5_RX/SDIO_CMD/DCMI_D11/PD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PI2_SCK/I2S2_CK/USART2_CTS/FMC_CLK/DCMI_D5/LCD_G7/PD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USART2_RTS/FMC_NOE/PD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USART2_TX/FMC_NWE/PD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PI3_MOSI/I2S3_SD/SAI1_SD_A/USART2_RX/FMC_NWAIT/DCMI_D10/LCD_B2/PD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USART2_CK/FMC_NE1/FMC_NCE2/PD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USART3_TX/FMC_D13/PD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USART3_RX/FMC_D14/PD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USART3_CK/FMC_D15/LCD_B3/PD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USART3_CTS/FMC_A16/PD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IM4_CH1/USART3_RTS/FMC_A17/PD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IM4_CH2/FMC_A18/PD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IM4_CH3/FMC_D0/PD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IM4_CH4/FMC_D1/PD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H0/OSC_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H1/OSC_OU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IM4_ETR/UART8_RX/FMC_NBL0/DCMI_D2/PE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UART8_Tx/FMC_NBL1/DCMI_D3/PE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ACECLK/SPI4_SCK/SAI1_MCLK_A/ETH_MII_TXD3/FMC_A23/PE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ACED0/SAI1_SD_B/FMC_A19/PE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ACED1/SPI4_NSS/SAI1_FS_A/FMC_A20/DCMI_D4/LCD_B0/PE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ACED2/TIM9_CH1/SPI4_MISO/SAI1_SCK_A/FMC_A21/DCMI_D6/LCD_G0/PE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ACED3/TIM9_CH2/SPI4_MOSI/SAI1_SD_A/FMC_A22/DCMI_D7/LCD_G1/PE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IM1_ETR/UART7_Rx/FMC_D4/PE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IM1_CH1N/UART7_Tx/FMC_D5/PE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IM1_CH1/FMC_D6/PE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IM1_CH2N/FMC_D7/PE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IM1_CH2/SPI4_NSS/FMC_D8/LCD_G3/PE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IM1_CH3N/SPI4_SCK/FMC_D9/LCD_B4/PE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IM1_CH3/SPI4_MISO/FMC_D10/LCD_DE/PE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IM1_CH4/SPI4_MOSI/FMC_D11/LCD_CLK/PE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IM1_BKIN/FMC_D12/LCD_R7/PE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REF+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VCAP_1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VCAP_2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M32F429VETx_v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ackage_QFP:LQFP-100_14x14mm_P0.5mm</text:p>
          </table:table-cell>
          <table:table-cell office:value-type="string" calcext:value-type="string">
            <text:p>STM32F429VETx</text:p>
          </table:table-cell>
          <table:table-cell office:value-type="string" calcext:value-type="string">
            <text:p>https://www.st.com/resource/en/datasheet/stm32f429ng.pdf</text:p>
          </table:table-cell>
          <table:table-cell office:value-type="string" calcext:value-type="string">
            <text:p>ARM Cortex-M4 MCU, 512KB flash, 192KB RAM, 180MHz, 1.8-3.6V, 82 GPIO, LQFP-100 14x14mm. Ref. Man : RM0090</text:p>
          </table:table-cell>
          <table:table-cell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Hidde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0/WKUP/TIM2_CH1/TIM2_ETR/TIM5_CH1/TIM8_ETR/USART2_CTS/UART4_TX/ETH_MII_CRS/ADC123_IN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/TIM2_CH2/TIM5_CH2/USART2_RTS/UART4_RX/ETH_MII_RX_CLK/ETH_RMII_REF_CLK/ADC123_IN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2/TIM2_CH3/TIM5_CH3/TIM9_CH1/USART2_TX/ETH_MDIO/ADC123_IN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3/TIM2_CH4/TIM5_CH4/TIM9_CH2/USART2_RX/OTG_HS_ULPI_D0/ETH_MII_COL/LCD_B5/ADC123_IN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4(3V)/SPI1_NSS/SPI3_NSS/I2S3_WS/USART2_CK/OTG_HS_SOF/DCMI_HSYNC/LCD_VSYNC/ADC12_IN4/DAC_OUT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5(3V)/TIM2_CH1/TIM2_ETR/TIM8_CH1N/SPI1_SCK/OTG_HS_ULPI_CK/ADC12_IN5/DAC_OUT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6/TIM1_BKIN/TIM3_CH1/TIM8_BKIN/SPI1_MISO/TIM13_CH1/DCMI_PIXCLK/LCD_G2/ADC12_IN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7/TIM1_CH1N/TIM3_CH2/TIM8_CH1N/SPI1_MOSI/TIM14_CH1/ETH_MII_RX_DV/ETH_RMII_CRS_DV/ADC12_IN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A8/MCO1/TIM1_CH1/I2C3_SCL/USART1_CK/OTG_FS_SOF/LCD_R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A9/TIM1_CH2/I2C3_SMBA/USART1_TX/DCMI_D0/OTG_FS_VBU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A10/TIM1_CH3/USART1_RX/OTG_FS_ID/DCMI_D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A11/TIM1_CH4/USART1_CTS/CAN1_RX/LCD_R4/OTG_FS_DM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A12/TIM1_ETR/USART1_RTS/CAN1_TX/LCD_R5/OTG_FS_DP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A13/JTMS-SWDIO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A14/JTCK-SWCL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A15/JTDI/TIM2_CH1/TIM2_ETR/SPI1_NSS/SPI3_NSS/I2S3_W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B0/TIM1_CH2N/TIM3_CH3/TIM8_CH2N/LCD_R3/OTG_HS_ULPI_D1/ETH_MII_RXD2/ADC12_IN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B1/TIM1_CH3N/TIM3_CH4/TIM8_CH3N/LCD_R6/OTG_HS_ULPI_D2/ETH_MII_RXD3/ADC12_IN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B2/BOOT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B3/JTDO/TRACESWO/TIM2_CH2/SPI1_SCK/SPI3_SCK/I2S3_C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B4/NJTRST/TIM3_CH1/SPI1_MISO/SPI3_MISO/I2S3ext_SD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B5/TIM3_CH2/I2C1_SMBA/SPI1_MOSI/SPI3_MOSI/I2S3_SD/CAN2_RX/OTG_HS_ULPI_D7/ETH_PPS_OUT/FMC_SDCKE1/DCMI_D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B6/TIM4_CH1/I2C1_SCL/USART1_TX/CAN2_TX/FMC_SDNE1/DCMI_D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B7/TIM4_CH2/I2C1_SDA/USART1_RX/FMC_NL/DCMI_VSYNC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B8/TIM4_CH3/TIM10_CH1/I2C1_SCL/CAN1_RX/ETH_MII_TXD3/SDIO_D4/DCMI_D6/LCD_B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B9/TIM4_CH4/TIM11_CH1/I2C1_SDA/SPI2_NSS/I2S2_WS/CAN1_TX/SDIO_D5/DCMI_D7/LCD_B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10/TIM2_CH3/I2C2_SCL/SPI2_SCK/I2S2_CK/USART3_TX/OTG_HS_ULPI_D3/ETH_MII_RX_ER/LCD_G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11/TIM2_CH4/I2C2_SDA/USART3_RX/OTG_HS_ULPI_D4/ETH_MII_TX_EN/ETH_RMII_TX_EN/LCD_G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B12/TIM1_BKIN/I2C2_SMBA/SPI2_NSS/I2S2_WS/USART3_CK/CAN2_RX/OTG_HS_ULPI_D5/ETH_MII_TXD0/ETH_RMII_TXD0/OTG_HS_ID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B13/TIM1_CH1N/SPI2_SCK/I2S2_CK/USART3_CTS/CAN2_TX/OTG_HS_ULPI_D6/ETH_MII_TXD1/ETH_RMII_TXD1/OTG_HS_VBU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B14/TIM1_CH2N/TIM8_CH2N/SPI2_MISO/I2S2ext_SD/USART3_RTS/TIM12_CH1/OTG_HS_DM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B15/RTC_REFIN/TIM1_CH3N/TIM8_CH3N/SPI2_MOSI/I2S2_SD/TIM12_CH2/OTG_HS_DP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DC123_IN10/OTG_HS_ULPI_STP/FMC_SDNWE/PC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DC123_IN11/ETH_MDC/PC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C123_IN12/SPI2_MISO/I2S2ext_SD/OTG_HS_ULPI_DIR/ETH_MII_TXD2/FMC_SDNE0/PC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DC123_IN13/SPI2_MOSI/I2S2_SD/OTG_HS_ULPI_NXT/ETH_MII_TX_CLK/FMC_SDCKE0/PC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DC12_IN14/ETH_MII_RXD0/ETH_RMII_RXD0/PC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DC12_IN15/ETH_MII_RXD1/ETH_RMII_RXD1/PC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IM3_CH1/TIM8_CH1/I2S2_MCK/USART6_TX/SDIO_D6/DCMI_D0/LCD_HSYNC/PC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IM3_CH2/TIM8_CH2/I2S3_MCK/USART6_RX/SDIO_D7/DCMI_D1/LCD_G6/PC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IM3_CH3/TIM8_CH3/USART6_CK/SDIO_D0/DCMI_D2/PC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CO2/TIM3_CH4/TIM8_CH4/I2C3_SDA/I2S_CKIN/SDIO_D1/DCMI_D3/PC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PI3_SCK/I2S3_CK/USART3_TX/UART4_TX/SDIO_D2/DCMI_D8/LCD_R2/PC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2S3ext_SD/SPI3_MISO/USART3_RX/UART4_RX/SDIO_D3/DCMI_D4/PC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PI3_MOSI/I2S3_SD/USART3_CK/UART5_TX/SDIO_CK/DCMI_D9/PC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MP_1/PC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SC32_IN/PC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SC32_OUT/PC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AN1_RX/FMC_D2/PD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AN1_TX/FMC_D3/PD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IM3_ETR/UART5_RX/SDIO_CMD/DCMI_D11/PD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PI2_SCK/I2S2_CK/USART2_CTS/FMC_CLK/DCMI_D5/LCD_G7/PD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USART2_RTS/FMC_NOE/PD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USART2_TX/FMC_NWE/PD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PI3_MOSI/I2S3_SD/SAI1_SD_A/USART2_RX/FMC_NWAIT/DCMI_D10/LCD_B2/PD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USART2_CK/FMC_NE1/FMC_NCE2/PD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USART3_TX/FMC_D13/PD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USART3_RX/FMC_D14/PD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USART3_CK/FMC_D15/LCD_B3/PD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USART3_CTS/FMC_A16/PD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IM4_CH1/USART3_RTS/FMC_A17/PD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IM4_CH2/FMC_A18/PD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IM4_CH3/FMC_D0/PD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IM4_CH4/FMC_D1/PD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H0/OSC_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H1/OSC_OU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IM4_ETR/UART8_RX/FMC_NBL0/DCMI_D2/PE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UART8_Tx/FMC_NBL1/DCMI_D3/PE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ACECLK/SPI4_SCK/SAI1_MCLK_A/ETH_MII_TXD3/FMC_A23/PE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ACED0/SAI1_SD_B/FMC_A19/PE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ACED1/SPI4_NSS/SAI1_FS_A/FMC_A20/DCMI_D4/LCD_B0/PE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ACED2/TIM9_CH1/SPI4_MISO/SAI1_SCK_A/FMC_A21/DCMI_D6/LCD_G0/PE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ACED3/TIM9_CH2/SPI4_MOSI/SAI1_SD_A/FMC_A22/DCMI_D7/LCD_G1/PE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IM1_ETR/UART7_Rx/FMC_D4/PE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IM1_CH1N/UART7_Tx/FMC_D5/PE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IM1_CH1/FMC_D6/PE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IM1_CH2N/FMC_D7/PE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IM1_CH2/SPI4_NSS/FMC_D8/LCD_G3/PE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IM1_CH3N/SPI4_SCK/FMC_D9/LCD_B4/PE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IM1_CH3/SPI4_MISO/FMC_D10/LCD_DE/PE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IM1_CH4/SPI4_MOSI/FMC_D11/LCD_CLK/PE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IM1_BKIN/FMC_D12/LCD_R7/PE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REF+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VCAP_1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VCAP_2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</table:table>
      <table:table table:name="stm32f439v_part" table:style-name="ta1">
        <table:table-column table:style-name="co9" table:default-cell-style-name="Default"/>
        <table:table-column table:style-name="co10" table:default-cell-style-name="Default"/>
        <table:table-column table:style-name="co8" table:number-columns-repeated="5" table:default-cell-style-name="Default"/>
        <table:table-row table:style-name="ro1">
          <table:table-cell office:value-type="string" calcext:value-type="string">
            <text:p>STM32F429VETx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ackage_QFP:LQFP-100_14x14mm_P0.5mm</text:p>
          </table:table-cell>
          <table:table-cell office:value-type="string" calcext:value-type="string">
            <text:p>STM32F429VETx</text:p>
          </table:table-cell>
          <table:table-cell office:value-type="string" calcext:value-type="string">
            <text:p>https://www.st.com/resource/en/datasheet/stm32f429ng.pdf</text:p>
          </table:table-cell>
          <table:table-cell office:value-type="string" calcext:value-type="string">
            <text:p>ARM Cortex-M4 MCU, 512KB flash, 192KB RAM, 180MHz, 1.8-3.6V, 82 GPIO, LQFP-100 14x14mm. Ref. Man : RM0090</text:p>
          </table:table-cell>
          <table:table-cell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Hidde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0/WKUP/TIM2_CH1/TIM2_ETR/TIM5_CH1/TIM8_ETR/USART2_CTS/UART4_TX/ETH_MII_CRS/ADC123_IN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/TIM2_CH2/TIM5_CH2/USART2_RTS/UART4_RX/ETH_MII_RX_CLK/ETH_RMII_REF_CLK/ADC123_IN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2/TIM2_CH3/TIM5_CH3/TIM9_CH1/USART2_TX/ETH_MDIO/ADC123_IN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3/TIM2_CH4/TIM5_CH4/TIM9_CH2/USART2_RX/OTG_HS_ULPI_D0/ETH_MII_COL/LCD_B5/ADC123_IN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4(3V)/SPI1_NSS/SPI3_NSS/I2S3_WS/USART2_CK/OTG_HS_SOF/DCMI_HSYNC/LCD_VSYNC/ADC12_IN4/DAC_OUT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5(3V)/TIM2_CH1/TIM2_ETR/TIM8_CH1N/SPI1_SCK/OTG_HS_ULPI_CK/ADC12_IN5/DAC_OUT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6/TIM1_BKIN/TIM3_CH1/TIM8_BKIN/SPI1_MISO/TIM13_CH1/DCMI_PIXCLK/LCD_G2/ADC12_IN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7/TIM1_CH1N/TIM3_CH2/TIM8_CH1N/SPI1_MOSI/TIM14_CH1/ETH_MII_RX_DV/ETH_RMII_CRS_DV/ADC12_IN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A8/MCO1/TIM1_CH1/I2C3_SCL/USART1_CK/OTG_FS_SOF/LCD_R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A9/TIM1_CH2/I2C3_SMBA/USART1_TX/DCMI_D0/OTG_FS_VBU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A10/TIM1_CH3/USART1_RX/OTG_FS_ID/DCMI_D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A11/TIM1_CH4/USART1_CTS/CAN1_RX/LCD_R4/OTG_FS_DM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A12/TIM1_ETR/USART1_RTS/CAN1_TX/LCD_R5/OTG_FS_DP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A13/JTMS-SWDIO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A14/JTCK-SWCL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A15/JTDI/TIM2_CH1/TIM2_ETR/SPI1_NSS/SPI3_NSS/I2S3_W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B0/TIM1_CH2N/TIM3_CH3/TIM8_CH2N/LCD_R3/OTG_HS_ULPI_D1/ETH_MII_RXD2/ADC12_IN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B1/TIM1_CH3N/TIM3_CH4/TIM8_CH3N/LCD_R6/OTG_HS_ULPI_D2/ETH_MII_RXD3/ADC12_IN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B2/BOOT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B3/JTDO/TRACESWO/TIM2_CH2/SPI1_SCK/SPI3_SCK/I2S3_C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B4/NJTRST/TIM3_CH1/SPI1_MISO/SPI3_MISO/I2S3ext_SD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B5/TIM3_CH2/I2C1_SMBA/SPI1_MOSI/SPI3_MOSI/I2S3_SD/CAN2_RX/OTG_HS_ULPI_D7/ETH_PPS_OUT/FMC_SDCKE1/DCMI_D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B6/TIM4_CH1/I2C1_SCL/USART1_TX/CAN2_TX/FMC_SDNE1/DCMI_D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B7/TIM4_CH2/I2C1_SDA/USART1_RX/FMC_NL/DCMI_VSYNC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B8/TIM4_CH3/TIM10_CH1/I2C1_SCL/CAN1_RX/ETH_MII_TXD3/SDIO_D4/DCMI_D6/LCD_B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B9/TIM4_CH4/TIM11_CH1/I2C1_SDA/SPI2_NSS/I2S2_WS/CAN1_TX/SDIO_D5/DCMI_D7/LCD_B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10/TIM2_CH3/I2C2_SCL/SPI2_SCK/I2S2_CK/USART3_TX/OTG_HS_ULPI_D3/ETH_MII_RX_ER/LCD_G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11/TIM2_CH4/I2C2_SDA/USART3_RX/OTG_HS_ULPI_D4/ETH_MII_TX_EN/ETH_RMII_TX_EN/LCD_G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B12/TIM1_BKIN/I2C2_SMBA/SPI2_NSS/I2S2_WS/USART3_CK/CAN2_RX/OTG_HS_ULPI_D5/ETH_MII_TXD0/ETH_RMII_TXD0/OTG_HS_ID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B13/TIM1_CH1N/SPI2_SCK/I2S2_CK/USART3_CTS/CAN2_TX/OTG_HS_ULPI_D6/ETH_MII_TXD1/ETH_RMII_TXD1/OTG_HS_VBU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B14/TIM1_CH2N/TIM8_CH2N/SPI2_MISO/I2S2ext_SD/USART3_RTS/TIM12_CH1/OTG_HS_DM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B15/RTC_REFIN/TIM1_CH3N/TIM8_CH3N/SPI2_MOSI/I2S2_SD/TIM12_CH2/OTG_HS_DP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DC123_IN0/ETH_MII_CRS/UART4_TX/USART2_CTS/TIM8_ETR/TIM5_CH1/TIM2_ETR/TIM2_CH1/WKUP/PA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DC123_IN1/ETH_RMII_REF_CLK/ETH_MII_RX_CLK/UART4_RX/USART2_RTS/TIM5_CH2/TIM2_CH2/PA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DC123_IN2/ETH_MDIO/USART2_TX/TIM9_CH1/TIM5_CH3/TIM2_CH3/PA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DC123_IN3/LCD_B5/ETH_MII_COL/OTG_HS_ULPI_D0/USART2_RX/TIM9_CH2/TIM5_CH4/TIM2_CH4/PA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AC_OUT1/ADC12_IN4/LCD_VSYNC/DCMI_HSYNC/OTG_HS_SOF/USART2_CK/I2S3_WS/SPI3_NSS/SPI1_NSS/(3V)PA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C_OUT2/ADC12_IN5/OTG_HS_ULPI_CK/SPI1_SCK/TIM8_CH1N/TIM2_ETR/TIM2_CH1/(3V)PA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DC12_IN6/LCD_G2/DCMI_PIXCLK/TIM13_CH1/SPI1_MISO/TIM8_BKIN/TIM3_CH1/TIM1_BKIN/PA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DC12_IN7/ETH_RMII_CRS_DV/ETH_MII_RX_DV/TIM14_CH1/SPI1_MOSI/TIM8_CH1N/TIM3_CH2/TIM1_CH1N/PA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CD_R6/OTG_FS_SOF/USART1_CK/I2C3_SCL/TIM1_CH1/MCO1/PA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OTG_FS_VBUS/DCMI_D0/USART1_TX/I2C3_SMBA/TIM1_CH2/PA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CMI_D1/OTG_FS_ID/USART1_RX/TIM1_CH3/PA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OTG_FS_DM/LCD_R4/CAN1_RX/USART1_CTS/TIM1_CH4/PA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OTG_FS_DP/LCD_R5/CAN1_TX/USART1_RTS/TIM1_ETR/PA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JTMS-SWDIO/PA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JTCK-SWCLK/PA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2S3_WS/SPI3_NSS/SPI1_NSS/TIM2_ETR/TIM2_CH1/JTDI/PA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DC12_IN8/ETH_MII_RXD2/OTG_HS_ULPI_D1/LCD_R3/TIM8_CH2N/TIM3_CH3/TIM1_CH2N/PB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DC12_IN9/ETH_MII_RXD3/OTG_HS_ULPI_D2/LCD_R6/TIM8_CH3N/TIM3_CH4/TIM1_CH3N/PB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OOT1/PB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2S3_CK/SPI3_SCK/SPI1_SCK/TIM2_CH2/TRACESWO/JTDO/PB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2S3ext_SD/SPI3_MISO/SPI1_MISO/TIM3_CH1/NJTRST/PB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CMI_D10/FMC_SDCKE1/ETH_PPS_OUT/OTG_HS_ULPI_D7/CAN2_RX/I2S3_SD/SPI3_MOSI/SPI1_MOSI/I2C1_SMBA/TIM3_CH2/PB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CMI_D5/FMC_SDNE1/CAN2_TX/USART1_TX/I2C1_SCL/TIM4_CH1/PB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DCMI_VSYNC/FMC_NL/USART1_RX/I2C1_SDA/TIM4_CH2/PB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CD_B6/DCMI_D6/SDIO_D4/ETH_MII_TXD3/CAN1_RX/I2C1_SCL/TIM10_CH1/TIM4_CH3/PB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LCD_B7/DCMI_D7/SDIO_D5/CAN1_TX/I2S2_WS/SPI2_NSS/I2C1_SDA/TIM11_CH1/TIM4_CH4/PB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CD_G4/ETH_MII_RX_ER/OTG_HS_ULPI_D3/USART3_TX/I2S2_CK/SPI2_SCK/I2C2_SCL/TIM2_CH3/PB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CD_G5/ETH_RMII_TX_EN/ETH_MII_TX_EN/OTG_HS_ULPI_D4/USART3_RX/I2C2_SDA/TIM2_CH4/PB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OTG_HS_ID/ETH_RMII_TXD0/ETH_MII_TXD0/OTG_HS_ULPI_D5/CAN2_RX/USART3_CK/I2S2_WS/SPI2_NSS/I2C2_SMBA/TIM1_BKIN/PB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TG_HS_VBUS/ETH_RMII_TXD1/ETH_MII_TXD1/OTG_HS_ULPI_D6/CAN2_TX/USART3_CTS/I2S2_CK/SPI2_SCK/TIM1_CH1N/PB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OTG_HS_DM/TIM12_CH1/USART3_RTS/I2S2ext_SD/SPI2_MISO/TIM8_CH2N/TIM1_CH2N/PB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TG_HS_DP/TIM12_CH2/I2S2_SD/SPI2_MOSI/TIM8_CH3N/TIM1_CH3N/RTC_REFIN/PB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C0/FMC_SDNWE/OTG_HS_ULPI_STP/ADC123_IN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C1/ETH_MDC/ADC123_IN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C2//FMC_SDNE0/ETH_MII_TXD2/OTG_HS_ULPI_DIR/SPI2_MISO/I2S2ext_SD/ADC123_IN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C3/FMC_SDCKE0/ETH_MII_TX_CLK/OTG_HS_ULPI_NXT/SPI2_MOSI/I2S2_SD/ADC123_IN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C4/ETH_RMII_RXD0/ETH_MII_RXD0/ADC12_IN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C5/ETH_RMII_RXD1/ETH_MII_RXD1/ADC12_IN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C6/LCD_HSYNC/DCMI_D0/SDIO_D6/USART6_TX/I2S2_MCK/TIM8_CH1/TIM3_CH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C7/LCD_G6/DCMI_D1/SDIO_D7/USART6_RX/I2S3_MCK/TIM8_CH2/TIM3_CH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C8/DCMI_D2/SDIO_D0/USART6_CK/TIM8_CH3/TIM3_CH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C9/DCMI_D3/SDIO_D1/I2S_CKIN/I2C3_SDA/TIM8_CH4/TIM3_CH4/MCO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C10/LCD_R2/DCMI_D8/SDIO_D2/UART4_TX/USART3_TX/I2S3_CK/SPI3_SC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C11/DCMI_D4/SDIO_D3/UART4_RX/USART3_RX/SPI3_MISO/I2S3ext_SD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C12/DCMI_D9/SDIO_CK/UART5_TX/USART3_CK/I2S3_SD/SPI3_MOSI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13/TAMP_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C14/OSC32_IN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C15/OSC32_OUT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D0/FMC_D2/CAN1_RX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D1/FMC_D3/CAN1_TX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D2/DCMI_D11/SDIO_CMD/UART5_RX/TIM3_ETR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D3/LCD_G7/DCMI_D5/FMC_CLK/USART2_CTS/I2S2_CK/SPI2_SC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D4/FMC_NOE/USART2_RT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D5/FMC_NWE/USART2_TX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D6/LCD_B2/DCMI_D10/FMC_NWAIT/USART2_RX/SAI1_SD_A/I2S3_SD/SPI3_MOSI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D7/FMC_NCE2/FMC_NE1/USART2_C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D8/FMC_D13/USART3_TX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D9/FMC_D14/USART3_RX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D10/LCD_B3/FMC_D15/USART3_C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D11/FMC_A16/USART3_CT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D12/FMC_A17/USART3_RTS/TIM4_CH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D13/FMC_A18/TIM4_CH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D14/FMC_D0/TIM4_CH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D15/FMC_D1/TIM4_CH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DC123_IN10/OTG_HS_ULPI_STP/FMC_SDNWE/PC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DC123_IN11/ETH_MDC/PC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C123_IN12/SPI2_MISO/I2S2ext_SD/OTG_HS_ULPI_DIR/ETH_MII_TXD2/FMC_SDNE0/PC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DC123_IN13/SPI2_MOSI/I2S2_SD/OTG_HS_ULPI_NXT/ETH_MII_TX_CLK/FMC_SDCKE0/PC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DC12_IN14/ETH_MII_RXD0/ETH_RMII_RXD0/PC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DC12_IN15/ETH_MII_RXD1/ETH_RMII_RXD1/PC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IM3_CH1/TIM8_CH1/I2S2_MCK/USART6_TX/SDIO_D6/DCMI_D0/LCD_HSYNC/PC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IM3_CH2/TIM8_CH2/I2S3_MCK/USART6_RX/SDIO_D7/DCMI_D1/LCD_G6/PC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IM3_CH3/TIM8_CH3/USART6_CK/SDIO_D0/DCMI_D2/PC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CO2/TIM3_CH4/TIM8_CH4/I2C3_SDA/I2S_CKIN/SDIO_D1/DCMI_D3/PC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PI3_SCK/I2S3_CK/USART3_TX/UART4_TX/SDIO_D2/DCMI_D8/LCD_R2/PC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2S3ext_SD/SPI3_MISO/USART3_RX/UART4_RX/SDIO_D3/DCMI_D4/PC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PI3_MOSI/I2S3_SD/USART3_CK/UART5_TX/SDIO_CK/DCMI_D9/PC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MP_1/PC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SC32_IN/PC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SC32_OUT/PC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AN1_RX/FMC_D2/PD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AN1_TX/FMC_D3/PD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IM3_ETR/UART5_RX/SDIO_CMD/DCMI_D11/PD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PI2_SCK/I2S2_CK/USART2_CTS/FMC_CLK/DCMI_D5/LCD_G7/PD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USART2_RTS/FMC_NOE/PD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USART2_TX/FMC_NWE/PD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PI3_MOSI/I2S3_SD/SAI1_SD_A/USART2_RX/FMC_NWAIT/DCMI_D10/LCD_B2/PD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USART2_CK/FMC_NE1/FMC_NCE2/PD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USART3_TX/FMC_D13/PD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USART3_RX/FMC_D14/PD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USART3_CK/FMC_D15/LCD_B3/PD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USART3_CTS/FMC_A16/PD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IM4_CH1/USART3_RTS/FMC_A17/PD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IM4_CH2/FMC_A18/PD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IM4_CH3/FMC_D0/PD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IM4_CH4/FMC_D1/PD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H0/OSC_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H1/OSC_OU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E0/DCMI_D2/FMC_NBL0/UART8_RX/TIM4_ETR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E1/DCMI_D3/FMC_NBL1/UART8_Tx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2/FMC_A23/ETH_MII_TXD3/SAI1_MCLK_A/SPI4_SCK/TRACECL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3/FMC_A19/SAI1_SD_B/TRACED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4/LCD_B0/DCMI_D4/FMC_A20/SAI1_FS_A/SPI4_NSS/TRACED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5/LCD_G0/DCMI_D6/FMC_A21/SAI1_SCK_A/SPI4_MISO/TIM9_CH1/TRACED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6/LCD_G1/DCMI_D7/FMC_A22/SAI1_SD_A/SPI4_MOSI/TIM9_CH2/TRACED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E7/FMC_D4/UART7_Rx/TIM1_ETR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E8/FMC_D5/UART7_Tx/TIM1_CH1N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E9/FMC_D6/TIM1_CH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E10/FMC_D7/TIM1_CH2N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E11/LCD_G3/FMC_D8/SPI4_NSS/TIM1_CH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E12/LCD_B4/FMC_D9/SPI4_SCK/TIM1_CH3N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E13/LCD_DE/FMC_D10/SPI4_MISO/TIM1_CH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E14/LCD_CLK/FMC_D11/SPI4_MOSI/TIM1_CH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E15/LCD_R7/FMC_D12/TIM1_BKIN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SC_IN/PH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SC_OUT/PH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IM4_ETR/UART8_RX/FMC_NBL0/DCMI_D2/PE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UART8_Tx/FMC_NBL1/DCMI_D3/PE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ACECLK/SPI4_SCK/SAI1_MCLK_A/ETH_MII_TXD3/FMC_A23/PE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ACED0/SAI1_SD_B/FMC_A19/PE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ACED1/SPI4_NSS/SAI1_FS_A/FMC_A20/DCMI_D4/LCD_B0/PE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ACED2/TIM9_CH1/SPI4_MISO/SAI1_SCK_A/FMC_A21/DCMI_D6/LCD_G0/PE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ACED3/TIM9_CH2/SPI4_MOSI/SAI1_SD_A/FMC_A22/DCMI_D7/LCD_G1/PE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IM1_ETR/UART7_Rx/FMC_D4/PE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IM1_CH1N/UART7_Tx/FMC_D5/PE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IM1_CH1/FMC_D6/PE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IM1_CH2N/FMC_D7/PE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IM1_CH2/SPI4_NSS/FMC_D8/LCD_G3/PE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IM1_CH3N/SPI4_SCK/FMC_D9/LCD_B4/PE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IM1_CH3/SPI4_MISO/FMC_D10/LCD_DE/PE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IM1_CH4/SPI4_MOSI/FMC_D11/LCD_CLK/PE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IM1_BKIN/FMC_D12/LCD_R7/PE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REF+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VCAP_1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VCAP_2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M32F429VGTx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ackage_QFP:LQFP-100_14x14mm_P0.5mm</text:p>
          </table:table-cell>
          <table:table-cell office:value-type="string" calcext:value-type="string">
            <text:p>STM32F429VGTx</text:p>
          </table:table-cell>
          <table:table-cell office:value-type="string" calcext:value-type="string">
            <text:p>https://www.st.com/resource/en/datasheet/stm32f429ng.pdf</text:p>
          </table:table-cell>
          <table:table-cell office:value-type="string" calcext:value-type="string">
            <text:p>ARM Cortex-M4 MCU, 1024KB flash, 192KB RAM, 180MHz, 1.8-3.6V, 82 GPIO, LQFP-100 14x14mm. Ref. Man : RM0090</text:p>
          </table:table-cell>
          <table:table-cell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Hidde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0/WKUP/TIM2_CH1/TIM2_ETR/TIM5_CH1/TIM8_ETR/USART2_CTS/UART4_TX/ETH_MII_CRS/ADC123_IN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/TIM2_CH2/TIM5_CH2/USART2_RTS/UART4_RX/ETH_MII_RX_CLK/ETH_RMII_REF_CLK/ADC123_IN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2/TIM2_CH3/TIM5_CH3/TIM9_CH1/USART2_TX/ETH_MDIO/ADC123_IN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3/TIM2_CH4/TIM5_CH4/TIM9_CH2/USART2_RX/OTG_HS_ULPI_D0/ETH_MII_COL/LCD_B5/ADC123_IN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4(3V)/SPI1_NSS/SPI3_NSS/I2S3_WS/USART2_CK/OTG_HS_SOF/DCMI_HSYNC/LCD_VSYNC/ADC12_IN4/DAC_OUT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5(3V)/TIM2_CH1/TIM2_ETR/TIM8_CH1N/SPI1_SCK/OTG_HS_ULPI_CK/ADC12_IN5/DAC_OUT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6/TIM1_BKIN/TIM3_CH1/TIM8_BKIN/SPI1_MISO/TIM13_CH1/DCMI_PIXCLK/LCD_G2/ADC12_IN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7/TIM1_CH1N/TIM3_CH2/TIM8_CH1N/SPI1_MOSI/TIM14_CH1/ETH_MII_RX_DV/ETH_RMII_CRS_DV/ADC12_IN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A8/MCO1/TIM1_CH1/I2C3_SCL/USART1_CK/OTG_FS_SOF/LCD_R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A9/TIM1_CH2/I2C3_SMBA/USART1_TX/DCMI_D0/OTG_FS_VBU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A10/TIM1_CH3/USART1_RX/OTG_FS_ID/DCMI_D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A11/TIM1_CH4/USART1_CTS/CAN1_RX/LCD_R4/OTG_FS_DM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A12/TIM1_ETR/USART1_RTS/CAN1_TX/LCD_R5/OTG_FS_DP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A13/JTMS-SWDIO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A14/JTCK-SWCL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A15/JTDI/TIM2_CH1/TIM2_ETR/SPI1_NSS/SPI3_NSS/I2S3_W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B0/TIM1_CH2N/TIM3_CH3/TIM8_CH2N/LCD_R3/OTG_HS_ULPI_D1/ETH_MII_RXD2/ADC12_IN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B1/TIM1_CH3N/TIM3_CH4/TIM8_CH3N/LCD_R6/OTG_HS_ULPI_D2/ETH_MII_RXD3/ADC12_IN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B2/BOOT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B3/JTDO/TRACESWO/TIM2_CH2/SPI1_SCK/SPI3_SCK/I2S3_C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B4/NJTRST/TIM3_CH1/SPI1_MISO/SPI3_MISO/I2S3ext_SD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B5/TIM3_CH2/I2C1_SMBA/SPI1_MOSI/SPI3_MOSI/I2S3_SD/CAN2_RX/OTG_HS_ULPI_D7/ETH_PPS_OUT/FMC_SDCKE1/DCMI_D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B6/TIM4_CH1/I2C1_SCL/USART1_TX/CAN2_TX/FMC_SDNE1/DCMI_D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B7/TIM4_CH2/I2C1_SDA/USART1_RX/FMC_NL/DCMI_VSYNC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B8/TIM4_CH3/TIM10_CH1/I2C1_SCL/CAN1_RX/ETH_MII_TXD3/SDIO_D4/DCMI_D6/LCD_B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B9/TIM4_CH4/TIM11_CH1/I2C1_SDA/SPI2_NSS/I2S2_WS/CAN1_TX/SDIO_D5/DCMI_D7/LCD_B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10/TIM2_CH3/I2C2_SCL/SPI2_SCK/I2S2_CK/USART3_TX/OTG_HS_ULPI_D3/ETH_MII_RX_ER/LCD_G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11/TIM2_CH4/I2C2_SDA/USART3_RX/OTG_HS_ULPI_D4/ETH_MII_TX_EN/ETH_RMII_TX_EN/LCD_G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B12/TIM1_BKIN/I2C2_SMBA/SPI2_NSS/I2S2_WS/USART3_CK/CAN2_RX/OTG_HS_ULPI_D5/ETH_MII_TXD0/ETH_RMII_TXD0/OTG_HS_ID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B13/TIM1_CH1N/SPI2_SCK/I2S2_CK/USART3_CTS/CAN2_TX/OTG_HS_ULPI_D6/ETH_MII_TXD1/ETH_RMII_TXD1/OTG_HS_VBU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B14/TIM1_CH2N/TIM8_CH2N/SPI2_MISO/I2S2ext_SD/USART3_RTS/TIM12_CH1/OTG_HS_DM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B15/RTC_REFIN/TIM1_CH3N/TIM8_CH3N/SPI2_MOSI/I2S2_SD/TIM12_CH2/OTG_HS_DP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DC123_IN0/ETH_MII_CRS/UART4_TX/USART2_CTS/TIM8_ETR/TIM5_CH1/TIM2_ETR/TIM2_CH1/WKUP/PA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DC123_IN1/ETH_RMII_REF_CLK/ETH_MII_RX_CLK/UART4_RX/USART2_RTS/TIM5_CH2/TIM2_CH2/PA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DC123_IN2/ETH_MDIO/USART2_TX/TIM9_CH1/TIM5_CH3/TIM2_CH3/PA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DC123_IN3/LCD_B5/ETH_MII_COL/OTG_HS_ULPI_D0/USART2_RX/TIM9_CH2/TIM5_CH4/TIM2_CH4/PA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AC_OUT1/ADC12_IN4/LCD_VSYNC/DCMI_HSYNC/OTG_HS_SOF/USART2_CK/I2S3_WS/SPI3_NSS/SPI1_NSS/(3V)PA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C_OUT2/ADC12_IN5/OTG_HS_ULPI_CK/SPI1_SCK/TIM8_CH1N/TIM2_ETR/TIM2_CH1/(3V)PA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DC12_IN6/LCD_G2/DCMI_PIXCLK/TIM13_CH1/SPI1_MISO/TIM8_BKIN/TIM3_CH1/TIM1_BKIN/PA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DC12_IN7/ETH_RMII_CRS_DV/ETH_MII_RX_DV/TIM14_CH1/SPI1_MOSI/TIM8_CH1N/TIM3_CH2/TIM1_CH1N/PA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CD_R6/OTG_FS_SOF/USART1_CK/I2C3_SCL/TIM1_CH1/MCO1/PA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OTG_FS_VBUS/DCMI_D0/USART1_TX/I2C3_SMBA/TIM1_CH2/PA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CMI_D1/OTG_FS_ID/USART1_RX/TIM1_CH3/PA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OTG_FS_DM/LCD_R4/CAN1_RX/USART1_CTS/TIM1_CH4/PA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OTG_FS_DP/LCD_R5/CAN1_TX/USART1_RTS/TIM1_ETR/PA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JTMS-SWDIO/PA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JTCK-SWCLK/PA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2S3_WS/SPI3_NSS/SPI1_NSS/TIM2_ETR/TIM2_CH1/JTDI/PA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DC12_IN8/ETH_MII_RXD2/OTG_HS_ULPI_D1/LCD_R3/TIM8_CH2N/TIM3_CH3/TIM1_CH2N/PB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DC12_IN9/ETH_MII_RXD3/OTG_HS_ULPI_D2/LCD_R6/TIM8_CH3N/TIM3_CH4/TIM1_CH3N/PB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OOT1/PB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2S3_CK/SPI3_SCK/SPI1_SCK/TIM2_CH2/TRACESWO/JTDO/PB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2S3ext_SD/SPI3_MISO/SPI1_MISO/TIM3_CH1/NJTRST/PB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CMI_D10/FMC_SDCKE1/ETH_PPS_OUT/OTG_HS_ULPI_D7/CAN2_RX/I2S3_SD/SPI3_MOSI/SPI1_MOSI/I2C1_SMBA/TIM3_CH2/PB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CMI_D5/FMC_SDNE1/CAN2_TX/USART1_TX/I2C1_SCL/TIM4_CH1/PB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DCMI_VSYNC/FMC_NL/USART1_RX/I2C1_SDA/TIM4_CH2/PB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CD_B6/DCMI_D6/SDIO_D4/ETH_MII_TXD3/CAN1_RX/I2C1_SCL/TIM10_CH1/TIM4_CH3/PB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LCD_B7/DCMI_D7/SDIO_D5/CAN1_TX/I2S2_WS/SPI2_NSS/I2C1_SDA/TIM11_CH1/TIM4_CH4/PB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CD_G4/ETH_MII_RX_ER/OTG_HS_ULPI_D3/USART3_TX/I2S2_CK/SPI2_SCK/I2C2_SCL/TIM2_CH3/PB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CD_G5/ETH_RMII_TX_EN/ETH_MII_TX_EN/OTG_HS_ULPI_D4/USART3_RX/I2C2_SDA/TIM2_CH4/PB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OTG_HS_ID/ETH_RMII_TXD0/ETH_MII_TXD0/OTG_HS_ULPI_D5/CAN2_RX/USART3_CK/I2S2_WS/SPI2_NSS/I2C2_SMBA/TIM1_BKIN/PB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TG_HS_VBUS/ETH_RMII_TXD1/ETH_MII_TXD1/OTG_HS_ULPI_D6/CAN2_TX/USART3_CTS/I2S2_CK/SPI2_SCK/TIM1_CH1N/PB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OTG_HS_DM/TIM12_CH1/USART3_RTS/I2S2ext_SD/SPI2_MISO/TIM8_CH2N/TIM1_CH2N/PB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TG_HS_DP/TIM12_CH2/I2S2_SD/SPI2_MOSI/TIM8_CH3N/TIM1_CH3N/RTC_REFIN/PB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C0/FMC_SDNWE/OTG_HS_ULPI_STP/ADC123_IN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C1/ETH_MDC/ADC123_IN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C2//FMC_SDNE0/ETH_MII_TXD2/OTG_HS_ULPI_DIR/SPI2_MISO/I2S2ext_SD/ADC123_IN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C3/FMC_SDCKE0/ETH_MII_TX_CLK/OTG_HS_ULPI_NXT/SPI2_MOSI/I2S2_SD/ADC123_IN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C4/ETH_RMII_RXD0/ETH_MII_RXD0/ADC12_IN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C5/ETH_RMII_RXD1/ETH_MII_RXD1/ADC12_IN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C6/LCD_HSYNC/DCMI_D0/SDIO_D6/USART6_TX/I2S2_MCK/TIM8_CH1/TIM3_CH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C7/LCD_G6/DCMI_D1/SDIO_D7/USART6_RX/I2S3_MCK/TIM8_CH2/TIM3_CH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C8/DCMI_D2/SDIO_D0/USART6_CK/TIM8_CH3/TIM3_CH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C9/DCMI_D3/SDIO_D1/I2S_CKIN/I2C3_SDA/TIM8_CH4/TIM3_CH4/MCO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C10/LCD_R2/DCMI_D8/SDIO_D2/UART4_TX/USART3_TX/I2S3_CK/SPI3_SC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C11/DCMI_D4/SDIO_D3/UART4_RX/USART3_RX/SPI3_MISO/I2S3ext_SD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C12/DCMI_D9/SDIO_CK/UART5_TX/USART3_CK/I2S3_SD/SPI3_MOSI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13/TAMP_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C14/OSC32_IN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C15/OSC32_OUT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D0/FMC_D2/CAN1_RX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D1/FMC_D3/CAN1_TX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D2/DCMI_D11/SDIO_CMD/UART5_RX/TIM3_ETR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D3/LCD_G7/DCMI_D5/FMC_CLK/USART2_CTS/I2S2_CK/SPI2_SC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D4/FMC_NOE/USART2_RT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D5/FMC_NWE/USART2_TX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D6/LCD_B2/DCMI_D10/FMC_NWAIT/USART2_RX/SAI1_SD_A/I2S3_SD/SPI3_MOSI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D7/FMC_NCE2/FMC_NE1/USART2_C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D8/FMC_D13/USART3_TX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D9/FMC_D14/USART3_RX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D10/LCD_B3/FMC_D15/USART3_C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D11/FMC_A16/USART3_CT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D12/FMC_A17/USART3_RTS/TIM4_CH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D13/FMC_A18/TIM4_CH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D14/FMC_D0/TIM4_CH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D15/FMC_D1/TIM4_CH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DC123_IN10/OTG_HS_ULPI_STP/FMC_SDNWE/PC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DC123_IN11/ETH_MDC/PC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C123_IN12/SPI2_MISO/I2S2ext_SD/OTG_HS_ULPI_DIR/ETH_MII_TXD2/FMC_SDNE0/PC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DC123_IN13/SPI2_MOSI/I2S2_SD/OTG_HS_ULPI_NXT/ETH_MII_TX_CLK/FMC_SDCKE0/PC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DC12_IN14/ETH_MII_RXD0/ETH_RMII_RXD0/PC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DC12_IN15/ETH_MII_RXD1/ETH_RMII_RXD1/PC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IM3_CH1/TIM8_CH1/I2S2_MCK/USART6_TX/SDIO_D6/DCMI_D0/LCD_HSYNC/PC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IM3_CH2/TIM8_CH2/I2S3_MCK/USART6_RX/SDIO_D7/DCMI_D1/LCD_G6/PC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IM3_CH3/TIM8_CH3/USART6_CK/SDIO_D0/DCMI_D2/PC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CO2/TIM3_CH4/TIM8_CH4/I2C3_SDA/I2S_CKIN/SDIO_D1/DCMI_D3/PC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PI3_SCK/I2S3_CK/USART3_TX/UART4_TX/SDIO_D2/DCMI_D8/LCD_R2/PC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2S3ext_SD/SPI3_MISO/USART3_RX/UART4_RX/SDIO_D3/DCMI_D4/PC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PI3_MOSI/I2S3_SD/USART3_CK/UART5_TX/SDIO_CK/DCMI_D9/PC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MP_1/PC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SC32_IN/PC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SC32_OUT/PC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AN1_RX/FMC_D2/PD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AN1_TX/FMC_D3/PD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IM3_ETR/UART5_RX/SDIO_CMD/DCMI_D11/PD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PI2_SCK/I2S2_CK/USART2_CTS/FMC_CLK/DCMI_D5/LCD_G7/PD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USART2_RTS/FMC_NOE/PD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USART2_TX/FMC_NWE/PD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PI3_MOSI/I2S3_SD/SAI1_SD_A/USART2_RX/FMC_NWAIT/DCMI_D10/LCD_B2/PD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USART2_CK/FMC_NE1/FMC_NCE2/PD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USART3_TX/FMC_D13/PD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USART3_RX/FMC_D14/PD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USART3_CK/FMC_D15/LCD_B3/PD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USART3_CTS/FMC_A16/PD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IM4_CH1/USART3_RTS/FMC_A17/PD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IM4_CH2/FMC_A18/PD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IM4_CH3/FMC_D0/PD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IM4_CH4/FMC_D1/PD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H0/OSC_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H1/OSC_OU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E0/DCMI_D2/FMC_NBL0/UART8_RX/TIM4_ETR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E1/DCMI_D3/FMC_NBL1/UART8_Tx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2/FMC_A23/ETH_MII_TXD3/SAI1_MCLK_A/SPI4_SCK/TRACECL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3/FMC_A19/SAI1_SD_B/TRACED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4/LCD_B0/DCMI_D4/FMC_A20/SAI1_FS_A/SPI4_NSS/TRACED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5/LCD_G0/DCMI_D6/FMC_A21/SAI1_SCK_A/SPI4_MISO/TIM9_CH1/TRACED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6/LCD_G1/DCMI_D7/FMC_A22/SAI1_SD_A/SPI4_MOSI/TIM9_CH2/TRACED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E7/FMC_D4/UART7_Rx/TIM1_ETR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E8/FMC_D5/UART7_Tx/TIM1_CH1N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E9/FMC_D6/TIM1_CH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E10/FMC_D7/TIM1_CH2N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E11/LCD_G3/FMC_D8/SPI4_NSS/TIM1_CH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E12/LCD_B4/FMC_D9/SPI4_SCK/TIM1_CH3N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E13/LCD_DE/FMC_D10/SPI4_MISO/TIM1_CH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E14/LCD_CLK/FMC_D11/SPI4_MOSI/TIM1_CH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E15/LCD_R7/FMC_D12/TIM1_BKIN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SC_IN/PH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SC_OUT/PH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IM4_ETR/UART8_RX/FMC_NBL0/DCMI_D2/PE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UART8_Tx/FMC_NBL1/DCMI_D3/PE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ACECLK/SPI4_SCK/SAI1_MCLK_A/ETH_MII_TXD3/FMC_A23/PE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ACED0/SAI1_SD_B/FMC_A19/PE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ACED1/SPI4_NSS/SAI1_FS_A/FMC_A20/DCMI_D4/LCD_B0/PE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ACED2/TIM9_CH1/SPI4_MISO/SAI1_SCK_A/FMC_A21/DCMI_D6/LCD_G0/PE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ACED3/TIM9_CH2/SPI4_MOSI/SAI1_SD_A/FMC_A22/DCMI_D7/LCD_G1/PE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IM1_ETR/UART7_Rx/FMC_D4/PE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IM1_CH1N/UART7_Tx/FMC_D5/PE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IM1_CH1/FMC_D6/PE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IM1_CH2N/FMC_D7/PE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IM1_CH2/SPI4_NSS/FMC_D8/LCD_G3/PE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IM1_CH3N/SPI4_SCK/FMC_D9/LCD_B4/PE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IM1_CH3/SPI4_MISO/FMC_D10/LCD_DE/PE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IM1_CH4/SPI4_MOSI/FMC_D11/LCD_CLK/PE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IM1_BKIN/FMC_D12/LCD_R7/PE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REF+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VCAP_1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VCAP_2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M32F429VITx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ackage_QFP:LQFP-100_14x14mm_P0.5mm</text:p>
          </table:table-cell>
          <table:table-cell office:value-type="string" calcext:value-type="string">
            <text:p>STM32F429VITx</text:p>
          </table:table-cell>
          <table:table-cell office:value-type="string" calcext:value-type="string">
            <text:p>https://www.st.com/resource/en/datasheet/stm32f429ng.pdf</text:p>
          </table:table-cell>
          <table:table-cell office:value-type="string" calcext:value-type="string">
            <text:p>ARM Cortex-M4 MCU, 2048KB flash, 192KB RAM, 180MHz, 1.8-3.6V, 82 GPIO, LQFP-100 14x14mm. Ref. Man : RM0090</text:p>
          </table:table-cell>
          <table:table-cell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Hidde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0/WKUP/TIM2_CH1/TIM2_ETR/TIM5_CH1/TIM8_ETR/USART2_CTS/UART4_TX/ETH_MII_CRS/ADC123_IN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/TIM2_CH2/TIM5_CH2/USART2_RTS/UART4_RX/ETH_MII_RX_CLK/ETH_RMII_REF_CLK/ADC123_IN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2/TIM2_CH3/TIM5_CH3/TIM9_CH1/USART2_TX/ETH_MDIO/ADC123_IN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3/TIM2_CH4/TIM5_CH4/TIM9_CH2/USART2_RX/OTG_HS_ULPI_D0/ETH_MII_COL/LCD_B5/ADC123_IN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4(3V)/SPI1_NSS/SPI3_NSS/I2S3_WS/USART2_CK/OTG_HS_SOF/DCMI_HSYNC/LCD_VSYNC/ADC12_IN4/DAC_OUT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5(3V)/TIM2_CH1/TIM2_ETR/TIM8_CH1N/SPI1_SCK/OTG_HS_ULPI_CK/ADC12_IN5/DAC_OUT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6/TIM1_BKIN/TIM3_CH1/TIM8_BKIN/SPI1_MISO/TIM13_CH1/DCMI_PIXCLK/LCD_G2/ADC12_IN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7/TIM1_CH1N/TIM3_CH2/TIM8_CH1N/SPI1_MOSI/TIM14_CH1/ETH_MII_RX_DV/ETH_RMII_CRS_DV/ADC12_IN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A8/MCO1/TIM1_CH1/I2C3_SCL/USART1_CK/OTG_FS_SOF/LCD_R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A9/TIM1_CH2/I2C3_SMBA/USART1_TX/DCMI_D0/OTG_FS_VBU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A10/TIM1_CH3/USART1_RX/OTG_FS_ID/DCMI_D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A11/TIM1_CH4/USART1_CTS/CAN1_RX/LCD_R4/OTG_FS_DM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A12/TIM1_ETR/USART1_RTS/CAN1_TX/LCD_R5/OTG_FS_DP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A13/JTMS-SWDIO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A14/JTCK-SWCL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A15/JTDI/TIM2_CH1/TIM2_ETR/SPI1_NSS/SPI3_NSS/I2S3_W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B0/TIM1_CH2N/TIM3_CH3/TIM8_CH2N/LCD_R3/OTG_HS_ULPI_D1/ETH_MII_RXD2/ADC12_IN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B1/TIM1_CH3N/TIM3_CH4/TIM8_CH3N/LCD_R6/OTG_HS_ULPI_D2/ETH_MII_RXD3/ADC12_IN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B2/BOOT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B3/JTDO/TRACESWO/TIM2_CH2/SPI1_SCK/SPI3_SCK/I2S3_C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B4/NJTRST/TIM3_CH1/SPI1_MISO/SPI3_MISO/I2S3ext_SD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B5/TIM3_CH2/I2C1_SMBA/SPI1_MOSI/SPI3_MOSI/I2S3_SD/CAN2_RX/OTG_HS_ULPI_D7/ETH_PPS_OUT/FMC_SDCKE1/DCMI_D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B6/TIM4_CH1/I2C1_SCL/USART1_TX/CAN2_TX/FMC_SDNE1/DCMI_D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B7/TIM4_CH2/I2C1_SDA/USART1_RX/FMC_NL/DCMI_VSYNC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B8/TIM4_CH3/TIM10_CH1/I2C1_SCL/CAN1_RX/ETH_MII_TXD3/SDIO_D4/DCMI_D6/LCD_B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B9/TIM4_CH4/TIM11_CH1/I2C1_SDA/SPI2_NSS/I2S2_WS/CAN1_TX/SDIO_D5/DCMI_D7/LCD_B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10/TIM2_CH3/I2C2_SCL/SPI2_SCK/I2S2_CK/USART3_TX/OTG_HS_ULPI_D3/ETH_MII_RX_ER/LCD_G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11/TIM2_CH4/I2C2_SDA/USART3_RX/OTG_HS_ULPI_D4/ETH_MII_TX_EN/ETH_RMII_TX_EN/LCD_G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B12/TIM1_BKIN/I2C2_SMBA/SPI2_NSS/I2S2_WS/USART3_CK/CAN2_RX/OTG_HS_ULPI_D5/ETH_MII_TXD0/ETH_RMII_TXD0/OTG_HS_ID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B13/TIM1_CH1N/SPI2_SCK/I2S2_CK/USART3_CTS/CAN2_TX/OTG_HS_ULPI_D6/ETH_MII_TXD1/ETH_RMII_TXD1/OTG_HS_VBU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B14/TIM1_CH2N/TIM8_CH2N/SPI2_MISO/I2S2ext_SD/USART3_RTS/TIM12_CH1/OTG_HS_DM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B15/RTC_REFIN/TIM1_CH3N/TIM8_CH3N/SPI2_MOSI/I2S2_SD/TIM12_CH2/OTG_HS_DP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DC123_IN0/ETH_MII_CRS/UART4_TX/USART2_CTS/TIM8_ETR/TIM5_CH1/TIM2_ETR/TIM2_CH1/WKUP/PA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DC123_IN1/ETH_RMII_REF_CLK/ETH_MII_RX_CLK/UART4_RX/USART2_RTS/TIM5_CH2/TIM2_CH2/PA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DC123_IN2/ETH_MDIO/USART2_TX/TIM9_CH1/TIM5_CH3/TIM2_CH3/PA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DC123_IN3/LCD_B5/ETH_MII_COL/OTG_HS_ULPI_D0/USART2_RX/TIM9_CH2/TIM5_CH4/TIM2_CH4/PA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AC_OUT1/ADC12_IN4/LCD_VSYNC/DCMI_HSYNC/OTG_HS_SOF/USART2_CK/I2S3_WS/SPI3_NSS/SPI1_NSS/(3V)PA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C_OUT2/ADC12_IN5/OTG_HS_ULPI_CK/SPI1_SCK/TIM8_CH1N/TIM2_ETR/TIM2_CH1/(3V)PA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DC12_IN6/LCD_G2/DCMI_PIXCLK/TIM13_CH1/SPI1_MISO/TIM8_BKIN/TIM3_CH1/TIM1_BKIN/PA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DC12_IN7/ETH_RMII_CRS_DV/ETH_MII_RX_DV/TIM14_CH1/SPI1_MOSI/TIM8_CH1N/TIM3_CH2/TIM1_CH1N/PA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CD_R6/OTG_FS_SOF/USART1_CK/I2C3_SCL/TIM1_CH1/MCO1/PA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OTG_FS_VBUS/DCMI_D0/USART1_TX/I2C3_SMBA/TIM1_CH2/PA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CMI_D1/OTG_FS_ID/USART1_RX/TIM1_CH3/PA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OTG_FS_DM/LCD_R4/CAN1_RX/USART1_CTS/TIM1_CH4/PA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OTG_FS_DP/LCD_R5/CAN1_TX/USART1_RTS/TIM1_ETR/PA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JTMS-SWDIO/PA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JTCK-SWCLK/PA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2S3_WS/SPI3_NSS/SPI1_NSS/TIM2_ETR/TIM2_CH1/JTDI/PA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DC12_IN8/ETH_MII_RXD2/OTG_HS_ULPI_D1/LCD_R3/TIM8_CH2N/TIM3_CH3/TIM1_CH2N/PB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DC12_IN9/ETH_MII_RXD3/OTG_HS_ULPI_D2/LCD_R6/TIM8_CH3N/TIM3_CH4/TIM1_CH3N/PB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OOT1/PB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2S3_CK/SPI3_SCK/SPI1_SCK/TIM2_CH2/TRACESWO/JTDO/PB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2S3ext_SD/SPI3_MISO/SPI1_MISO/TIM3_CH1/NJTRST/PB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CMI_D10/FMC_SDCKE1/ETH_PPS_OUT/OTG_HS_ULPI_D7/CAN2_RX/I2S3_SD/SPI3_MOSI/SPI1_MOSI/I2C1_SMBA/TIM3_CH2/PB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CMI_D5/FMC_SDNE1/CAN2_TX/USART1_TX/I2C1_SCL/TIM4_CH1/PB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DCMI_VSYNC/FMC_NL/USART1_RX/I2C1_SDA/TIM4_CH2/PB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CD_B6/DCMI_D6/SDIO_D4/ETH_MII_TXD3/CAN1_RX/I2C1_SCL/TIM10_CH1/TIM4_CH3/PB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LCD_B7/DCMI_D7/SDIO_D5/CAN1_TX/I2S2_WS/SPI2_NSS/I2C1_SDA/TIM11_CH1/TIM4_CH4/PB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CD_G4/ETH_MII_RX_ER/OTG_HS_ULPI_D3/USART3_TX/I2S2_CK/SPI2_SCK/I2C2_SCL/TIM2_CH3/PB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CD_G5/ETH_RMII_TX_EN/ETH_MII_TX_EN/OTG_HS_ULPI_D4/USART3_RX/I2C2_SDA/TIM2_CH4/PB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OTG_HS_ID/ETH_RMII_TXD0/ETH_MII_TXD0/OTG_HS_ULPI_D5/CAN2_RX/USART3_CK/I2S2_WS/SPI2_NSS/I2C2_SMBA/TIM1_BKIN/PB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TG_HS_VBUS/ETH_RMII_TXD1/ETH_MII_TXD1/OTG_HS_ULPI_D6/CAN2_TX/USART3_CTS/I2S2_CK/SPI2_SCK/TIM1_CH1N/PB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OTG_HS_DM/TIM12_CH1/USART3_RTS/I2S2ext_SD/SPI2_MISO/TIM8_CH2N/TIM1_CH2N/PB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TG_HS_DP/TIM12_CH2/I2S2_SD/SPI2_MOSI/TIM8_CH3N/TIM1_CH3N/RTC_REFIN/PB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C0/FMC_SDNWE/OTG_HS_ULPI_STP/ADC123_IN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C1/ETH_MDC/ADC123_IN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C2//FMC_SDNE0/ETH_MII_TXD2/OTG_HS_ULPI_DIR/SPI2_MISO/I2S2ext_SD/ADC123_IN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C3/FMC_SDCKE0/ETH_MII_TX_CLK/OTG_HS_ULPI_NXT/SPI2_MOSI/I2S2_SD/ADC123_IN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C4/ETH_RMII_RXD0/ETH_MII_RXD0/ADC12_IN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C5/ETH_RMII_RXD1/ETH_MII_RXD1/ADC12_IN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C6/LCD_HSYNC/DCMI_D0/SDIO_D6/USART6_TX/I2S2_MCK/TIM8_CH1/TIM3_CH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C7/LCD_G6/DCMI_D1/SDIO_D7/USART6_RX/I2S3_MCK/TIM8_CH2/TIM3_CH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C8/DCMI_D2/SDIO_D0/USART6_CK/TIM8_CH3/TIM3_CH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C9/DCMI_D3/SDIO_D1/I2S_CKIN/I2C3_SDA/TIM8_CH4/TIM3_CH4/MCO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C10/LCD_R2/DCMI_D8/SDIO_D2/UART4_TX/USART3_TX/I2S3_CK/SPI3_SC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C11/DCMI_D4/SDIO_D3/UART4_RX/USART3_RX/SPI3_MISO/I2S3ext_SD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C12/DCMI_D9/SDIO_CK/UART5_TX/USART3_CK/I2S3_SD/SPI3_MOSI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13/TAMP_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C14/OSC32_IN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C15/OSC32_OUT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D0/FMC_D2/CAN1_RX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D1/FMC_D3/CAN1_TX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D2/DCMI_D11/SDIO_CMD/UART5_RX/TIM3_ETR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D3/LCD_G7/DCMI_D5/FMC_CLK/USART2_CTS/I2S2_CK/SPI2_SC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D4/FMC_NOE/USART2_RT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D5/FMC_NWE/USART2_TX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D6/LCD_B2/DCMI_D10/FMC_NWAIT/USART2_RX/SAI1_SD_A/I2S3_SD/SPI3_MOSI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D7/FMC_NCE2/FMC_NE1/USART2_C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D8/FMC_D13/USART3_TX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D9/FMC_D14/USART3_RX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D10/LCD_B3/FMC_D15/USART3_C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D11/FMC_A16/USART3_CT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D12/FMC_A17/USART3_RTS/TIM4_CH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D13/FMC_A18/TIM4_CH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D14/FMC_D0/TIM4_CH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D15/FMC_D1/TIM4_CH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DC123_IN10/OTG_HS_ULPI_STP/FMC_SDNWE/PC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DC123_IN11/ETH_MDC/PC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C123_IN12/SPI2_MISO/I2S2ext_SD/OTG_HS_ULPI_DIR/ETH_MII_TXD2/FMC_SDNE0/PC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DC123_IN13/SPI2_MOSI/I2S2_SD/OTG_HS_ULPI_NXT/ETH_MII_TX_CLK/FMC_SDCKE0/PC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DC12_IN14/ETH_MII_RXD0/ETH_RMII_RXD0/PC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DC12_IN15/ETH_MII_RXD1/ETH_RMII_RXD1/PC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IM3_CH1/TIM8_CH1/I2S2_MCK/USART6_TX/SDIO_D6/DCMI_D0/LCD_HSYNC/PC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IM3_CH2/TIM8_CH2/I2S3_MCK/USART6_RX/SDIO_D7/DCMI_D1/LCD_G6/PC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IM3_CH3/TIM8_CH3/USART6_CK/SDIO_D0/DCMI_D2/PC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CO2/TIM3_CH4/TIM8_CH4/I2C3_SDA/I2S_CKIN/SDIO_D1/DCMI_D3/PC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PI3_SCK/I2S3_CK/USART3_TX/UART4_TX/SDIO_D2/DCMI_D8/LCD_R2/PC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2S3ext_SD/SPI3_MISO/USART3_RX/UART4_RX/SDIO_D3/DCMI_D4/PC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PI3_MOSI/I2S3_SD/USART3_CK/UART5_TX/SDIO_CK/DCMI_D9/PC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MP_1/PC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SC32_IN/PC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SC32_OUT/PC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AN1_RX/FMC_D2/PD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AN1_TX/FMC_D3/PD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IM3_ETR/UART5_RX/SDIO_CMD/DCMI_D11/PD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PI2_SCK/I2S2_CK/USART2_CTS/FMC_CLK/DCMI_D5/LCD_G7/PD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USART2_RTS/FMC_NOE/PD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USART2_TX/FMC_NWE/PD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PI3_MOSI/I2S3_SD/SAI1_SD_A/USART2_RX/FMC_NWAIT/DCMI_D10/LCD_B2/PD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USART2_CK/FMC_NE1/FMC_NCE2/PD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USART3_TX/FMC_D13/PD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USART3_RX/FMC_D14/PD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USART3_CK/FMC_D15/LCD_B3/PD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USART3_CTS/FMC_A16/PD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IM4_CH1/USART3_RTS/FMC_A17/PD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IM4_CH2/FMC_A18/PD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IM4_CH3/FMC_D0/PD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IM4_CH4/FMC_D1/PD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H0/OSC_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H1/OSC_OU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E0/DCMI_D2/FMC_NBL0/UART8_RX/TIM4_ETR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E1/DCMI_D3/FMC_NBL1/UART8_Tx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2/FMC_A23/ETH_MII_TXD3/SAI1_MCLK_A/SPI4_SCK/TRACECL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3/FMC_A19/SAI1_SD_B/TRACED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4/LCD_B0/DCMI_D4/FMC_A20/SAI1_FS_A/SPI4_NSS/TRACED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5/LCD_G0/DCMI_D6/FMC_A21/SAI1_SCK_A/SPI4_MISO/TIM9_CH1/TRACED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6/LCD_G1/DCMI_D7/FMC_A22/SAI1_SD_A/SPI4_MOSI/TIM9_CH2/TRACED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E7/FMC_D4/UART7_Rx/TIM1_ETR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E8/FMC_D5/UART7_Tx/TIM1_CH1N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E9/FMC_D6/TIM1_CH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E10/FMC_D7/TIM1_CH2N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E11/LCD_G3/FMC_D8/SPI4_NSS/TIM1_CH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E12/LCD_B4/FMC_D9/SPI4_SCK/TIM1_CH3N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E13/LCD_DE/FMC_D10/SPI4_MISO/TIM1_CH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E14/LCD_CLK/FMC_D11/SPI4_MOSI/TIM1_CH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E15/LCD_R7/FMC_D12/TIM1_BKIN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SC_IN/PH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SC_OUT/PH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IM4_ETR/UART8_RX/FMC_NBL0/DCMI_D2/PE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UART8_Tx/FMC_NBL1/DCMI_D3/PE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ACECLK/SPI4_SCK/SAI1_MCLK_A/ETH_MII_TXD3/FMC_A23/PE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ACED0/SAI1_SD_B/FMC_A19/PE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ACED1/SPI4_NSS/SAI1_FS_A/FMC_A20/DCMI_D4/LCD_B0/PE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ACED2/TIM9_CH1/SPI4_MISO/SAI1_SCK_A/FMC_A21/DCMI_D6/LCD_G0/PE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ACED3/TIM9_CH2/SPI4_MOSI/SAI1_SD_A/FMC_A22/DCMI_D7/LCD_G1/PE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IM1_ETR/UART7_Rx/FMC_D4/PE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IM1_CH1N/UART7_Tx/FMC_D5/PE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IM1_CH1/FMC_D6/PE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IM1_CH2N/FMC_D7/PE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IM1_CH2/SPI4_NSS/FMC_D8/LCD_G3/PE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IM1_CH3N/SPI4_SCK/FMC_D9/LCD_B4/PE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IM1_CH3/SPI4_MISO/FMC_D10/LCD_DE/PE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IM1_CH4/SPI4_MOSI/FMC_D11/LCD_CLK/PE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IM1_BKIN/FMC_D12/LCD_R7/PE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REF+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VCAP_1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VCAP_2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</table:table>
      <table:table table:name="stm32f429v_full" table:style-name="ta1">
        <table:table-column table:style-name="co9" table:default-cell-style-name="Default"/>
        <table:table-column table:style-name="co10" table:default-cell-style-name="Default"/>
        <table:table-column table:style-name="co8" table:number-columns-repeated="5" table:default-cell-style-name="Default"/>
        <table:table-row table:style-name="ro1">
          <table:table-cell office:value-type="string" calcext:value-type="string">
            <text:p>STM32F429VETx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ackage_QFP:LQFP-100_14x14mm_P0.5mm</text:p>
          </table:table-cell>
          <table:table-cell office:value-type="string" calcext:value-type="string">
            <text:p>STM32F429VETx</text:p>
          </table:table-cell>
          <table:table-cell office:value-type="string" calcext:value-type="string">
            <text:p>https://www.st.com/resource/en/datasheet/stm32f429ng.pdf</text:p>
          </table:table-cell>
          <table:table-cell office:value-type="string" calcext:value-type="string">
            <text:p>ARM Cortex-M4 MCU, 512KB flash, 192KB RAM, 180MHz, 1.8-3.6V, 82 GPIO, LQFP-100 14x14mm. Ref. Man : RM0090</text:p>
          </table:table-cell>
          <table:table-cell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Hidde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0/WKUP/TIM2_CH1/TIM2_ETR/TIM5_CH1/TIM8_ETR/USART2_CTS/UART4_TX/ETH_MII_CRS/ADC123_IN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/TIM2_CH2/TIM5_CH2/USART2_RTS/UART4_RX/ETH_MII_RX_CLK/ETH_RMII_REF_CLK/ADC123_IN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2/TIM2_CH3/TIM5_CH3/TIM9_CH1/USART2_TX/ETH_MDIO/ADC123_IN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3/TIM2_CH4/TIM5_CH4/TIM9_CH2/USART2_RX/OTG_HS_ULPI_D0/ETH_MII_COL/LCD_B5/ADC123_IN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4(3V)/SPI1_NSS/SPI3_NSS/I2S3_WS/USART2_CK/OTG_HS_SOF/DCMI_HSYNC/LCD_VSYNC/ADC12_IN4/DAC_OUT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5(3V)/TIM2_CH1/TIM2_ETR/TIM8_CH1N/SPI1_SCK/OTG_HS_ULPI_CK/ADC12_IN5/DAC_OUT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6/TIM1_BKIN/TIM3_CH1/TIM8_BKIN/SPI1_MISO/TIM13_CH1/DCMI_PIXCLK/LCD_G2/ADC12_IN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7/TIM1_CH1N/TIM3_CH2/TIM8_CH1N/SPI1_MOSI/TIM14_CH1/ETH_MII_RX_DV/ETH_RMII_CRS_DV/ADC12_IN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A8/MCO1/TIM1_CH1/I2C3_SCL/USART1_CK/OTG_FS_SOF/LCD_R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A9/TIM1_CH2/I2C3_SMBA/USART1_TX/DCMI_D0/OTG_FS_VBU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A10/TIM1_CH3/USART1_RX/OTG_FS_ID/DCMI_D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A11/TIM1_CH4/USART1_CTS/CAN1_RX/LCD_R4/OTG_FS_DM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A12/TIM1_ETR/USART1_RTS/CAN1_TX/LCD_R5/OTG_FS_DP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A13/JTMS-SWDIO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A14/JTCK-SWCL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A15/JTDI/TIM2_CH1/TIM2_ETR/SPI1_NSS/SPI3_NSS/I2S3_W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B0/TIM1_CH2N/TIM3_CH3/TIM8_CH2N/LCD_R3/OTG_HS_ULPI_D1/ETH_MII_RXD2/ADC12_IN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B1/TIM1_CH3N/TIM3_CH4/TIM8_CH3N/LCD_R6/OTG_HS_ULPI_D2/ETH_MII_RXD3/ADC12_IN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B2/BOOT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B3/JTDO/TRACESWO/TIM2_CH2/SPI1_SCK/SPI3_SCK/I2S3_C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B4/NJTRST/TIM3_CH1/SPI1_MISO/SPI3_MISO/I2S3ext_SD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B5/TIM3_CH2/I2C1_SMBA/SPI1_MOSI/SPI3_MOSI/I2S3_SD/CAN2_RX/OTG_HS_ULPI_D7/ETH_PPS_OUT/FMC_SDCKE1/DCMI_D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B6/TIM4_CH1/I2C1_SCL/USART1_TX/CAN2_TX/FMC_SDNE1/DCMI_D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B7/TIM4_CH2/I2C1_SDA/USART1_RX/FMC_NL/DCMI_VSYNC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B8/TIM4_CH3/TIM10_CH1/I2C1_SCL/CAN1_RX/ETH_MII_TXD3/SDIO_D4/DCMI_D6/LCD_B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B9/TIM4_CH4/TIM11_CH1/I2C1_SDA/SPI2_NSS/I2S2_WS/CAN1_TX/SDIO_D5/DCMI_D7/LCD_B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10/TIM2_CH3/I2C2_SCL/SPI2_SCK/I2S2_CK/USART3_TX/OTG_HS_ULPI_D3/ETH_MII_RX_ER/LCD_G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11/TIM2_CH4/I2C2_SDA/USART3_RX/OTG_HS_ULPI_D4/ETH_MII_TX_EN/ETH_RMII_TX_EN/LCD_G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B12/TIM1_BKIN/I2C2_SMBA/SPI2_NSS/I2S2_WS/USART3_CK/CAN2_RX/OTG_HS_ULPI_D5/ETH_MII_TXD0/ETH_RMII_TXD0/OTG_HS_ID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B13/TIM1_CH1N/SPI2_SCK/I2S2_CK/USART3_CTS/CAN2_TX/OTG_HS_ULPI_D6/ETH_MII_TXD1/ETH_RMII_TXD1/OTG_HS_VBU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B14/TIM1_CH2N/TIM8_CH2N/SPI2_MISO/I2S2ext_SD/USART3_RTS/TIM12_CH1/OTG_HS_DM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B15/RTC_REFIN/TIM1_CH3N/TIM8_CH3N/SPI2_MOSI/I2S2_SD/TIM12_CH2/OTG_HS_DP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DC123_IN10/OTG_HS_ULPI_STP/FMC_SDNWE/PC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DC123_IN11/ETH_MDC/PC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C123_IN12/SPI2_MISO/I2S2ext_SD/OTG_HS_ULPI_DIR/ETH_MII_TXD2/FMC_SDNE0/PC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DC123_IN13/SPI2_MOSI/I2S2_SD/OTG_HS_ULPI_NXT/ETH_MII_TX_CLK/FMC_SDCKE0/PC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DC12_IN14/ETH_MII_RXD0/ETH_RMII_RXD0/PC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DC12_IN15/ETH_MII_RXD1/ETH_RMII_RXD1/PC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IM3_CH1/TIM8_CH1/I2S2_MCK/USART6_TX/SDIO_D6/DCMI_D0/LCD_HSYNC/PC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IM3_CH2/TIM8_CH2/I2S3_MCK/USART6_RX/SDIO_D7/DCMI_D1/LCD_G6/PC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IM3_CH3/TIM8_CH3/USART6_CK/SDIO_D0/DCMI_D2/PC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CO2/TIM3_CH4/TIM8_CH4/I2C3_SDA/I2S_CKIN/SDIO_D1/DCMI_D3/PC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PI3_SCK/I2S3_CK/USART3_TX/UART4_TX/SDIO_D2/DCMI_D8/LCD_R2/PC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2S3ext_SD/SPI3_MISO/USART3_RX/UART4_RX/SDIO_D3/DCMI_D4/PC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PI3_MOSI/I2S3_SD/USART3_CK/UART5_TX/SDIO_CK/DCMI_D9/PC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MP_1/PC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SC32_IN/PC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SC32_OUT/PC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AN1_RX/FMC_D2/PD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AN1_TX/FMC_D3/PD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IM3_ETR/UART5_RX/SDIO_CMD/DCMI_D11/PD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PI2_SCK/I2S2_CK/USART2_CTS/FMC_CLK/DCMI_D5/LCD_G7/PD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USART2_RTS/FMC_NOE/PD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USART2_TX/FMC_NWE/PD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PI3_MOSI/I2S3_SD/SAI1_SD_A/USART2_RX/FMC_NWAIT/DCMI_D10/LCD_B2/PD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USART2_CK/FMC_NE1/FMC_NCE2/PD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USART3_TX/FMC_D13/PD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USART3_RX/FMC_D14/PD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USART3_CK/FMC_D15/LCD_B3/PD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USART3_CTS/FMC_A16/PD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IM4_CH1/USART3_RTS/FMC_A17/PD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IM4_CH2/FMC_A18/PD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IM4_CH3/FMC_D0/PD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IM4_CH4/FMC_D1/PD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H0/OSC_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H1/OSC_OU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IM4_ETR/UART8_RX/FMC_NBL0/DCMI_D2/PE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UART8_Tx/FMC_NBL1/DCMI_D3/PE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ACECLK/SPI4_SCK/SAI1_MCLK_A/ETH_MII_TXD3/FMC_A23/PE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ACED0/SAI1_SD_B/FMC_A19/PE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ACED1/SPI4_NSS/SAI1_FS_A/FMC_A20/DCMI_D4/LCD_B0/PE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ACED2/TIM9_CH1/SPI4_MISO/SAI1_SCK_A/FMC_A21/DCMI_D6/LCD_G0/PE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ACED3/TIM9_CH2/SPI4_MOSI/SAI1_SD_A/FMC_A22/DCMI_D7/LCD_G1/PE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IM1_ETR/UART7_Rx/FMC_D4/PE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IM1_CH1N/UART7_Tx/FMC_D5/PE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IM1_CH1/FMC_D6/PE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IM1_CH2N/FMC_D7/PE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IM1_CH2/SPI4_NSS/FMC_D8/LCD_G3/PE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IM1_CH3N/SPI4_SCK/FMC_D9/LCD_B4/PE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IM1_CH3/SPI4_MISO/FMC_D10/LCD_DE/PE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IM1_CH4/SPI4_MOSI/FMC_D11/LCD_CLK/PE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IM1_BKIN/FMC_D12/LCD_R7/PE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REF+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VCAP_1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VCAP_2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M32F429VGTx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ackage_QFP:LQFP-100_14x14mm_P0.5mm</text:p>
          </table:table-cell>
          <table:table-cell office:value-type="string" calcext:value-type="string">
            <text:p>STM32F429VGTx</text:p>
          </table:table-cell>
          <table:table-cell office:value-type="string" calcext:value-type="string">
            <text:p>https://www.st.com/resource/en/datasheet/stm32f429ng.pdf</text:p>
          </table:table-cell>
          <table:table-cell office:value-type="string" calcext:value-type="string">
            <text:p>ARM Cortex-M4 MCU, 1024KB flash, 192KB RAM, 180MHz, 1.8-3.6V, 82 GPIO, LQFP-100 14x14mm. Ref. Man : RM0090</text:p>
          </table:table-cell>
          <table:table-cell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Hidde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0/WKUP/TIM2_CH1/TIM2_ETR/TIM5_CH1/TIM8_ETR/USART2_CTS/UART4_TX/ETH_MII_CRS/ADC123_IN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/TIM2_CH2/TIM5_CH2/USART2_RTS/UART4_RX/ETH_MII_RX_CLK/ETH_RMII_REF_CLK/ADC123_IN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2/TIM2_CH3/TIM5_CH3/TIM9_CH1/USART2_TX/ETH_MDIO/ADC123_IN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3/TIM2_CH4/TIM5_CH4/TIM9_CH2/USART2_RX/OTG_HS_ULPI_D0/ETH_MII_COL/LCD_B5/ADC123_IN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4(3V)/SPI1_NSS/SPI3_NSS/I2S3_WS/USART2_CK/OTG_HS_SOF/DCMI_HSYNC/LCD_VSYNC/ADC12_IN4/DAC_OUT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5(3V)/TIM2_CH1/TIM2_ETR/TIM8_CH1N/SPI1_SCK/OTG_HS_ULPI_CK/ADC12_IN5/DAC_OUT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6/TIM1_BKIN/TIM3_CH1/TIM8_BKIN/SPI1_MISO/TIM13_CH1/DCMI_PIXCLK/LCD_G2/ADC12_IN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7/TIM1_CH1N/TIM3_CH2/TIM8_CH1N/SPI1_MOSI/TIM14_CH1/ETH_MII_RX_DV/ETH_RMII_CRS_DV/ADC12_IN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A8/MCO1/TIM1_CH1/I2C3_SCL/USART1_CK/OTG_FS_SOF/LCD_R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A9/TIM1_CH2/I2C3_SMBA/USART1_TX/DCMI_D0/OTG_FS_VBU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A10/TIM1_CH3/USART1_RX/OTG_FS_ID/DCMI_D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A11/TIM1_CH4/USART1_CTS/CAN1_RX/LCD_R4/OTG_FS_DM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A12/TIM1_ETR/USART1_RTS/CAN1_TX/LCD_R5/OTG_FS_DP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A13/JTMS-SWDIO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A14/JTCK-SWCL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A15/JTDI/TIM2_CH1/TIM2_ETR/SPI1_NSS/SPI3_NSS/I2S3_W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B0/TIM1_CH2N/TIM3_CH3/TIM8_CH2N/LCD_R3/OTG_HS_ULPI_D1/ETH_MII_RXD2/ADC12_IN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B1/TIM1_CH3N/TIM3_CH4/TIM8_CH3N/LCD_R6/OTG_HS_ULPI_D2/ETH_MII_RXD3/ADC12_IN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B2/BOOT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B3/JTDO/TRACESWO/TIM2_CH2/SPI1_SCK/SPI3_SCK/I2S3_C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B4/NJTRST/TIM3_CH1/SPI1_MISO/SPI3_MISO/I2S3ext_SD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B5/TIM3_CH2/I2C1_SMBA/SPI1_MOSI/SPI3_MOSI/I2S3_SD/CAN2_RX/OTG_HS_ULPI_D7/ETH_PPS_OUT/FMC_SDCKE1/DCMI_D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B6/TIM4_CH1/I2C1_SCL/USART1_TX/CAN2_TX/FMC_SDNE1/DCMI_D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B7/TIM4_CH2/I2C1_SDA/USART1_RX/FMC_NL/DCMI_VSYNC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B8/TIM4_CH3/TIM10_CH1/I2C1_SCL/CAN1_RX/ETH_MII_TXD3/SDIO_D4/DCMI_D6/LCD_B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B9/TIM4_CH4/TIM11_CH1/I2C1_SDA/SPI2_NSS/I2S2_WS/CAN1_TX/SDIO_D5/DCMI_D7/LCD_B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10/TIM2_CH3/I2C2_SCL/SPI2_SCK/I2S2_CK/USART3_TX/OTG_HS_ULPI_D3/ETH_MII_RX_ER/LCD_G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11/TIM2_CH4/I2C2_SDA/USART3_RX/OTG_HS_ULPI_D4/ETH_MII_TX_EN/ETH_RMII_TX_EN/LCD_G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B12/TIM1_BKIN/I2C2_SMBA/SPI2_NSS/I2S2_WS/USART3_CK/CAN2_RX/OTG_HS_ULPI_D5/ETH_MII_TXD0/ETH_RMII_TXD0/OTG_HS_ID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B13/TIM1_CH1N/SPI2_SCK/I2S2_CK/USART3_CTS/CAN2_TX/OTG_HS_ULPI_D6/ETH_MII_TXD1/ETH_RMII_TXD1/OTG_HS_VBU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B14/TIM1_CH2N/TIM8_CH2N/SPI2_MISO/I2S2ext_SD/USART3_RTS/TIM12_CH1/OTG_HS_DM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B15/RTC_REFIN/TIM1_CH3N/TIM8_CH3N/SPI2_MOSI/I2S2_SD/TIM12_CH2/OTG_HS_DP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DC123_IN10/OTG_HS_ULPI_STP/FMC_SDNWE/PC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DC123_IN11/ETH_MDC/PC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C123_IN12/SPI2_MISO/I2S2ext_SD/OTG_HS_ULPI_DIR/ETH_MII_TXD2/FMC_SDNE0/PC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DC123_IN13/SPI2_MOSI/I2S2_SD/OTG_HS_ULPI_NXT/ETH_MII_TX_CLK/FMC_SDCKE0/PC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DC12_IN14/ETH_MII_RXD0/ETH_RMII_RXD0/PC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DC12_IN15/ETH_MII_RXD1/ETH_RMII_RXD1/PC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IM3_CH1/TIM8_CH1/I2S2_MCK/USART6_TX/SDIO_D6/DCMI_D0/LCD_HSYNC/PC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IM3_CH2/TIM8_CH2/I2S3_MCK/USART6_RX/SDIO_D7/DCMI_D1/LCD_G6/PC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IM3_CH3/TIM8_CH3/USART6_CK/SDIO_D0/DCMI_D2/PC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CO2/TIM3_CH4/TIM8_CH4/I2C3_SDA/I2S_CKIN/SDIO_D1/DCMI_D3/PC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PI3_SCK/I2S3_CK/USART3_TX/UART4_TX/SDIO_D2/DCMI_D8/LCD_R2/PC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2S3ext_SD/SPI3_MISO/USART3_RX/UART4_RX/SDIO_D3/DCMI_D4/PC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PI3_MOSI/I2S3_SD/USART3_CK/UART5_TX/SDIO_CK/DCMI_D9/PC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MP_1/PC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SC32_IN/PC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SC32_OUT/PC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AN1_RX/FMC_D2/PD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AN1_TX/FMC_D3/PD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IM3_ETR/UART5_RX/SDIO_CMD/DCMI_D11/PD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PI2_SCK/I2S2_CK/USART2_CTS/FMC_CLK/DCMI_D5/LCD_G7/PD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USART2_RTS/FMC_NOE/PD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USART2_TX/FMC_NWE/PD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PI3_MOSI/I2S3_SD/SAI1_SD_A/USART2_RX/FMC_NWAIT/DCMI_D10/LCD_B2/PD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USART2_CK/FMC_NE1/FMC_NCE2/PD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USART3_TX/FMC_D13/PD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USART3_RX/FMC_D14/PD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USART3_CK/FMC_D15/LCD_B3/PD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USART3_CTS/FMC_A16/PD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IM4_CH1/USART3_RTS/FMC_A17/PD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IM4_CH2/FMC_A18/PD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IM4_CH3/FMC_D0/PD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IM4_CH4/FMC_D1/PD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H0/OSC_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H1/OSC_OU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IM4_ETR/UART8_RX/FMC_NBL0/DCMI_D2/PE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UART8_Tx/FMC_NBL1/DCMI_D3/PE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ACECLK/SPI4_SCK/SAI1_MCLK_A/ETH_MII_TXD3/FMC_A23/PE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ACED0/SAI1_SD_B/FMC_A19/PE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ACED1/SPI4_NSS/SAI1_FS_A/FMC_A20/DCMI_D4/LCD_B0/PE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ACED2/TIM9_CH1/SPI4_MISO/SAI1_SCK_A/FMC_A21/DCMI_D6/LCD_G0/PE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ACED3/TIM9_CH2/SPI4_MOSI/SAI1_SD_A/FMC_A22/DCMI_D7/LCD_G1/PE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IM1_ETR/UART7_Rx/FMC_D4/PE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IM1_CH1N/UART7_Tx/FMC_D5/PE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IM1_CH1/FMC_D6/PE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IM1_CH2N/FMC_D7/PE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IM1_CH2/SPI4_NSS/FMC_D8/LCD_G3/PE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IM1_CH3N/SPI4_SCK/FMC_D9/LCD_B4/PE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IM1_CH3/SPI4_MISO/FMC_D10/LCD_DE/PE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IM1_CH4/SPI4_MOSI/FMC_D11/LCD_CLK/PE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IM1_BKIN/FMC_D12/LCD_R7/PE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REF+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VCAP_1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VCAP_2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M32F429VITx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ackage_QFP:LQFP-100_14x14mm_P0.5mm</text:p>
          </table:table-cell>
          <table:table-cell office:value-type="string" calcext:value-type="string">
            <text:p>STM32F429VITx</text:p>
          </table:table-cell>
          <table:table-cell office:value-type="string" calcext:value-type="string">
            <text:p>https://www.st.com/resource/en/datasheet/stm32f429ng.pdf</text:p>
          </table:table-cell>
          <table:table-cell office:value-type="string" calcext:value-type="string">
            <text:p>ARM Cortex-M4 MCU, 2048KB flash, 192KB RAM, 180MHz, 1.8-3.6V, 82 GPIO, LQFP-100 14x14mm. Ref. Man : RM0090</text:p>
          </table:table-cell>
          <table:table-cell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Hidde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0/WKUP/TIM2_CH1/TIM2_ETR/TIM5_CH1/TIM8_ETR/USART2_CTS/UART4_TX/ETH_MII_CRS/ADC123_IN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/TIM2_CH2/TIM5_CH2/USART2_RTS/UART4_RX/ETH_MII_RX_CLK/ETH_RMII_REF_CLK/ADC123_IN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2/TIM2_CH3/TIM5_CH3/TIM9_CH1/USART2_TX/ETH_MDIO/ADC123_IN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3/TIM2_CH4/TIM5_CH4/TIM9_CH2/USART2_RX/OTG_HS_ULPI_D0/ETH_MII_COL/LCD_B5/ADC123_IN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4(3V)/SPI1_NSS/SPI3_NSS/I2S3_WS/USART2_CK/OTG_HS_SOF/DCMI_HSYNC/LCD_VSYNC/ADC12_IN4/DAC_OUT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5(3V)/TIM2_CH1/TIM2_ETR/TIM8_CH1N/SPI1_SCK/OTG_HS_ULPI_CK/ADC12_IN5/DAC_OUT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6/TIM1_BKIN/TIM3_CH1/TIM8_BKIN/SPI1_MISO/TIM13_CH1/DCMI_PIXCLK/LCD_G2/ADC12_IN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7/TIM1_CH1N/TIM3_CH2/TIM8_CH1N/SPI1_MOSI/TIM14_CH1/ETH_MII_RX_DV/ETH_RMII_CRS_DV/ADC12_IN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A8/MCO1/TIM1_CH1/I2C3_SCL/USART1_CK/OTG_FS_SOF/LCD_R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A9/TIM1_CH2/I2C3_SMBA/USART1_TX/DCMI_D0/OTG_FS_VBU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A10/TIM1_CH3/USART1_RX/OTG_FS_ID/DCMI_D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A11/TIM1_CH4/USART1_CTS/CAN1_RX/LCD_R4/OTG_FS_DM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A12/TIM1_ETR/USART1_RTS/CAN1_TX/LCD_R5/OTG_FS_DP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A13/JTMS-SWDIO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A14/JTCK-SWCL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A15/JTDI/TIM2_CH1/TIM2_ETR/SPI1_NSS/SPI3_NSS/I2S3_W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B0/TIM1_CH2N/TIM3_CH3/TIM8_CH2N/LCD_R3/OTG_HS_ULPI_D1/ETH_MII_RXD2/ADC12_IN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B1/TIM1_CH3N/TIM3_CH4/TIM8_CH3N/LCD_R6/OTG_HS_ULPI_D2/ETH_MII_RXD3/ADC12_IN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B2/BOOT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B3/JTDO/TRACESWO/TIM2_CH2/SPI1_SCK/SPI3_SCK/I2S3_C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B4/NJTRST/TIM3_CH1/SPI1_MISO/SPI3_MISO/I2S3ext_SD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B5/TIM3_CH2/I2C1_SMBA/SPI1_MOSI/SPI3_MOSI/I2S3_SD/CAN2_RX/OTG_HS_ULPI_D7/ETH_PPS_OUT/FMC_SDCKE1/DCMI_D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B6/TIM4_CH1/I2C1_SCL/USART1_TX/CAN2_TX/FMC_SDNE1/DCMI_D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B7/TIM4_CH2/I2C1_SDA/USART1_RX/FMC_NL/DCMI_VSYNC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B8/TIM4_CH3/TIM10_CH1/I2C1_SCL/CAN1_RX/ETH_MII_TXD3/SDIO_D4/DCMI_D6/LCD_B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B9/TIM4_CH4/TIM11_CH1/I2C1_SDA/SPI2_NSS/I2S2_WS/CAN1_TX/SDIO_D5/DCMI_D7/LCD_B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10/TIM2_CH3/I2C2_SCL/SPI2_SCK/I2S2_CK/USART3_TX/OTG_HS_ULPI_D3/ETH_MII_RX_ER/LCD_G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11/TIM2_CH4/I2C2_SDA/USART3_RX/OTG_HS_ULPI_D4/ETH_MII_TX_EN/ETH_RMII_TX_EN/LCD_G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B12/TIM1_BKIN/I2C2_SMBA/SPI2_NSS/I2S2_WS/USART3_CK/CAN2_RX/OTG_HS_ULPI_D5/ETH_MII_TXD0/ETH_RMII_TXD0/OTG_HS_ID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B13/TIM1_CH1N/SPI2_SCK/I2S2_CK/USART3_CTS/CAN2_TX/OTG_HS_ULPI_D6/ETH_MII_TXD1/ETH_RMII_TXD1/OTG_HS_VBU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B14/TIM1_CH2N/TIM8_CH2N/SPI2_MISO/I2S2ext_SD/USART3_RTS/TIM12_CH1/OTG_HS_DM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B15/RTC_REFIN/TIM1_CH3N/TIM8_CH3N/SPI2_MOSI/I2S2_SD/TIM12_CH2/OTG_HS_DP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DC123_IN10/OTG_HS_ULPI_STP/FMC_SDNWE/PC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DC123_IN11/ETH_MDC/PC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C123_IN12/SPI2_MISO/I2S2ext_SD/OTG_HS_ULPI_DIR/ETH_MII_TXD2/FMC_SDNE0/PC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DC123_IN13/SPI2_MOSI/I2S2_SD/OTG_HS_ULPI_NXT/ETH_MII_TX_CLK/FMC_SDCKE0/PC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DC12_IN14/ETH_MII_RXD0/ETH_RMII_RXD0/PC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DC12_IN15/ETH_MII_RXD1/ETH_RMII_RXD1/PC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IM3_CH1/TIM8_CH1/I2S2_MCK/USART6_TX/SDIO_D6/DCMI_D0/LCD_HSYNC/PC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IM3_CH2/TIM8_CH2/I2S3_MCK/USART6_RX/SDIO_D7/DCMI_D1/LCD_G6/PC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IM3_CH3/TIM8_CH3/USART6_CK/SDIO_D0/DCMI_D2/PC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CO2/TIM3_CH4/TIM8_CH4/I2C3_SDA/I2S_CKIN/SDIO_D1/DCMI_D3/PC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PI3_SCK/I2S3_CK/USART3_TX/UART4_TX/SDIO_D2/DCMI_D8/LCD_R2/PC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2S3ext_SD/SPI3_MISO/USART3_RX/UART4_RX/SDIO_D3/DCMI_D4/PC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PI3_MOSI/I2S3_SD/USART3_CK/UART5_TX/SDIO_CK/DCMI_D9/PC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MP_1/PC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SC32_IN/PC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SC32_OUT/PC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AN1_RX/FMC_D2/PD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AN1_TX/FMC_D3/PD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IM3_ETR/UART5_RX/SDIO_CMD/DCMI_D11/PD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PI2_SCK/I2S2_CK/USART2_CTS/FMC_CLK/DCMI_D5/LCD_G7/PD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USART2_RTS/FMC_NOE/PD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USART2_TX/FMC_NWE/PD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PI3_MOSI/I2S3_SD/SAI1_SD_A/USART2_RX/FMC_NWAIT/DCMI_D10/LCD_B2/PD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USART2_CK/FMC_NE1/FMC_NCE2/PD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USART3_TX/FMC_D13/PD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USART3_RX/FMC_D14/PD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USART3_CK/FMC_D15/LCD_B3/PD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USART3_CTS/FMC_A16/PD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IM4_CH1/USART3_RTS/FMC_A17/PD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IM4_CH2/FMC_A18/PD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IM4_CH3/FMC_D0/PD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IM4_CH4/FMC_D1/PD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H0/OSC_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H1/OSC_OU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IM4_ETR/UART8_RX/FMC_NBL0/DCMI_D2/PE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UART8_Tx/FMC_NBL1/DCMI_D3/PE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ACECLK/SPI4_SCK/SAI1_MCLK_A/ETH_MII_TXD3/FMC_A23/PE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ACED0/SAI1_SD_B/FMC_A19/PE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ACED1/SPI4_NSS/SAI1_FS_A/FMC_A20/DCMI_D4/LCD_B0/PE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ACED2/TIM9_CH1/SPI4_MISO/SAI1_SCK_A/FMC_A21/DCMI_D6/LCD_G0/PE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ACED3/TIM9_CH2/SPI4_MOSI/SAI1_SD_A/FMC_A22/DCMI_D7/LCD_G1/PE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IM1_ETR/UART7_Rx/FMC_D4/PE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IM1_CH1N/UART7_Tx/FMC_D5/PE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IM1_CH1/FMC_D6/PE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IM1_CH2N/FMC_D7/PE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IM1_CH2/SPI4_NSS/FMC_D8/LCD_G3/PE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IM1_CH3N/SPI4_SCK/FMC_D9/LCD_B4/PE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IM1_CH3/SPI4_MISO/FMC_D10/LCD_DE/PE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IM1_CH4/SPI4_MOSI/FMC_D11/LCD_CLK/PE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IM1_BKIN/FMC_D12/LCD_R7/PE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REF+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VCAP_1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VCAP_2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/00/0000</text:date>, <text:time style:data-style-name="N2" text:time-value="22:12:17.1221690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12T22:22:44.545703485</dc:date>
    <meta:editing-duration>PT6H35M17S</meta:editing-duration>
    <meta:editing-cycles>6</meta:editing-cycles>
    <meta:generator>LibreOffice/6.0.7.3$Linux_X86_64 LibreOffice_project/00m0$Build-3</meta:generator>
    <meta:document-statistic meta:table-count="3" meta:cell-count="7587" meta:object-count="0"/>
  </office:meta>
</office:document-meta>
</file>